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table:style-name="ce5" office:value-type="string" calcext:value-type="string">
            <text:p>Keyword</text:p>
          </table:table-cell>
          <table:table-cell table:style-name="ce5" office:value-type="string" calcext:value-type="string">
            <text:p>Abbr.</text:p>
          </table:table-cell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Token byte(s)</text:p>
          </table:table-cell>
          <table:table-cell office:value-type="string" calcext:value-type="string">
            <text:p>Token 1</text:p>
          </table:table-cell>
          <table:table-cell office:value-type="string" calcext:value-type="string">
            <text:p>Token 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B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94</text:p>
          </table:table-cell>
          <table:table-cell table:formula="of:=MID([.D2];2;2)" office:value-type="string" office:string-value="94" calcext:value-type="string">
            <text:p>94</text:p>
          </table:table-cell>
          <table:table-cell table:formula="of:=MID([.D2];6;2)">
            <text:p/>
          </table:table-cell>
          <table:table-cell table:formula="of:=HEX2DEC([.E2])" office:value-type="float" office:value="148" calcext:value-type="float">
            <text:p>148</text:p>
          </table:table-cell>
          <table:table-cell table:formula="of:=HEX2DEC([.F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AC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95</text:p>
          </table:table-cell>
          <table:table-cell table:formula="of:=MID([.D3];2;2)" office:value-type="string" office:string-value="95" calcext:value-type="string">
            <text:p>95</text:p>
          </table:table-cell>
          <table:table-cell table:formula="of:=MID([.D3];6;2)">
            <text:p/>
          </table:table-cell>
          <table:table-cell table:formula="of:=HEX2DEC([.E3])" office:value-type="float" office:value="149" calcext:value-type="float">
            <text:p>149</text:p>
          </table:table-cell>
          <table:table-cell table:formula="of:=HEX2DEC([.F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AL</text:p>
          </table:table-cell>
          <table:table-cell office:value-type="string" calcext:value-type="string">
            <text:p>AD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96</text:p>
          </table:table-cell>
          <table:table-cell table:formula="of:=MID([.D4];2;2)" office:value-type="string" office:string-value="96" calcext:value-type="string">
            <text:p>96</text:p>
          </table:table-cell>
          <table:table-cell table:formula="of:=MID([.D4];6;2)">
            <text:p/>
          </table:table-cell>
          <table:table-cell table:formula="of:=HEX2DEC([.E4])" office:value-type="float" office:value="150" calcext:value-type="float">
            <text:p>150</text:p>
          </table:table-cell>
          <table:table-cell table:formula="of:=HEX2DEC([.F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80</text:p>
          </table:table-cell>
          <table:table-cell table:formula="of:=MID([.D5];2;2)" office:value-type="string" office:string-value="80" calcext:value-type="string">
            <text:p>80</text:p>
          </table:table-cell>
          <table:table-cell table:formula="of:=MID([.D5];6;2)">
            <text:p/>
          </table:table-cell>
          <table:table-cell table:formula="of:=HEX2DEC([.E5])" office:value-type="float" office:value="128" calcext:value-type="float">
            <text:p>128</text:p>
          </table:table-cell>
          <table:table-cell table:formula="of:=HEX2DEC([.F5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PPEND</text:p>
          </table:table-cell>
          <table:table-cell office:value-type="string" calcext:value-type="string">
            <text:p>AP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7 &amp;8E</text:p>
          </table:table-cell>
          <table:table-cell table:formula="of:=MID([.D6];2;2)" office:value-type="string" office:string-value="C7" calcext:value-type="string">
            <text:p>C7</text:p>
          </table:table-cell>
          <table:table-cell table:formula="of:=MID([.D6];6;2)" office:value-type="string" office:string-value="8E" calcext:value-type="string">
            <text:p>8E</text:p>
          </table:table-cell>
          <table:table-cell table:formula="of:=HEX2DEC([.E6])" office:value-type="float" office:value="199" calcext:value-type="float">
            <text:p>199</text:p>
          </table:table-cell>
          <table:table-cell table:formula="of:=HEX2DEC([.F6])"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string" calcext:value-type="string">
            <text:p>AS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97</text:p>
          </table:table-cell>
          <table:table-cell table:formula="of:=MID([.D7];2;2)" office:value-type="string" office:string-value="97" calcext:value-type="string">
            <text:p>97</text:p>
          </table:table-cell>
          <table:table-cell table:formula="of:=MID([.D7];6;2)">
            <text:p/>
          </table:table-cell>
          <table:table-cell table:formula="of:=HEX2DEC([.E7])" office:value-type="float" office:value="151" calcext:value-type="float">
            <text:p>151</text:p>
          </table:table-cell>
          <table:table-cell table:formula="of:=HEX2DEC([.F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AS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98</text:p>
          </table:table-cell>
          <table:table-cell table:formula="of:=MID([.D8];2;2)" office:value-type="string" office:string-value="98" calcext:value-type="string">
            <text:p>98</text:p>
          </table:table-cell>
          <table:table-cell table:formula="of:=MID([.D8];6;2)">
            <text:p/>
          </table:table-cell>
          <table:table-cell table:formula="of:=HEX2DEC([.E8])" office:value-type="float" office:value="152" calcext:value-type="float">
            <text:p>152</text:p>
          </table:table-cell>
          <table:table-cell table:formula="of:=HEX2DEC([.F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AT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99</text:p>
          </table:table-cell>
          <table:table-cell table:formula="of:=MID([.D9];2;2)" office:value-type="string" office:string-value="99" calcext:value-type="string">
            <text:p>99</text:p>
          </table:table-cell>
          <table:table-cell table:formula="of:=MID([.D9];6;2)">
            <text:p/>
          </table:table-cell>
          <table:table-cell table:formula="of:=HEX2DEC([.E9])" office:value-type="float" office:value="153" calcext:value-type="float">
            <text:p>153</text:p>
          </table:table-cell>
          <table:table-cell table:formula="of:=HEX2DEC([.F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AU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C7 &amp;8F</text:p>
          </table:table-cell>
          <table:table-cell table:formula="of:=MID([.D10];2;2)" office:value-type="string" office:string-value="C7" calcext:value-type="string">
            <text:p>C7</text:p>
          </table:table-cell>
          <table:table-cell table:formula="of:=MID([.D10];6;2)" office:value-type="string" office:string-value="8F" calcext:value-type="string">
            <text:p>8F</text:p>
          </table:table-cell>
          <table:table-cell table:formula="of:=HEX2DEC([.E10])" office:value-type="float" office:value="199" calcext:value-type="float">
            <text:p>199</text:p>
          </table:table-cell>
          <table:table-cell table:formula="of:=HEX2DEC([.F10])" office:value-type="float" office:value="143" calcext:value-type="float">
            <text:p>14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BE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6 &amp;8F</text:p>
          </table:table-cell>
          <table:table-cell table:formula="of:=MID([.D11];2;2)" office:value-type="string" office:string-value="C6" calcext:value-type="string">
            <text:p>C6</text:p>
          </table:table-cell>
          <table:table-cell table:formula="of:=MID([.D11];6;2)" office:value-type="string" office:string-value="8F" calcext:value-type="string">
            <text:p>8F</text:p>
          </table:table-cell>
          <table:table-cell table:formula="of:=HEX2DEC([.E11])" office:value-type="float" office:value="198" calcext:value-type="float">
            <text:p>198</text:p>
          </table:table-cell>
          <table:table-cell table:formula="of:=HEX2DEC([.F11])" office:value-type="float" office:value="143" calcext:value-type="float">
            <text:p>143</text:p>
          </table:table-cell>
        </table:table-row>
        <table:table-row table:style-name="ro1" table:visibility="filter">
          <table:table-cell office:value-type="string" calcext:value-type="string">
            <text:p>BEATS</text:p>
          </table:table-cell>
          <table:table-cell office:value-type="string" calcext:value-type="string">
            <text:p>BEA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9E</text:p>
          </table:table-cell>
          <table:table-cell table:formula="of:=MID([.D12];2;2)" office:value-type="string" office:string-value="C8" calcext:value-type="string">
            <text:p>C8</text:p>
          </table:table-cell>
          <table:table-cell table:formula="of:=MID([.D12];6;2)" office:value-type="string" office:string-value="9E" calcext:value-type="string">
            <text:p>9E</text:p>
          </table:table-cell>
          <table:table-cell table:formula="of:=HEX2DEC([.E12])" office:value-type="float" office:value="200" calcext:value-type="float">
            <text:p>200</text:p>
          </table:table-cell>
          <table:table-cell table:formula="of:=HEX2DEC([.F12])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BGET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9A</text:p>
          </table:table-cell>
          <table:table-cell table:formula="of:=MID([.D13];2;2)" office:value-type="string" office:string-value="9A" calcext:value-type="string">
            <text:p>9A</text:p>
          </table:table-cell>
          <table:table-cell table:formula="of:=MID([.D13];6;2)">
            <text:p/>
          </table:table-cell>
          <table:table-cell table:formula="of:=HEX2DEC([.E13])" office:value-type="float" office:value="154" calcext:value-type="float">
            <text:p>154</text:p>
          </table:table-cell>
          <table:table-cell table:formula="of:=HEX2DEC([.F13]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BGET$</text:p>
          </table:table-cell>
          <table:table-cell office:value-type="string" calcext:value-type="string">
            <text:p>V</text:p>
          </table:table-cell>
          <table:table-cell table:style-name="ce4"/>
          <table:table-cell table:formula="of:=MID([.D14];2;2)">
            <text:p/>
          </table:table-cell>
          <table:table-cell table:formula="of:=MID([.D14];6;2)">
            <text:p/>
          </table:table-cell>
          <table:table-cell table:formula="of:=HEX2DEC([.E14])" office:value-type="float" office:value="0" calcext:value-type="float">
            <text:p>0</text:p>
          </table:table-cell>
          <table:table-cell table:formula="of:=HEX2DEC([.F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PUT</text:p>
          </table:table-cell>
          <table:table-cell office:value-type="string" calcext:value-type="string">
            <text:p>BP.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D5</text:p>
          </table:table-cell>
          <table:table-cell table:formula="of:=MID([.D15];2;2)" office:value-type="string" office:string-value="D5" calcext:value-type="string">
            <text:p>D5</text:p>
          </table:table-cell>
          <table:table-cell table:formula="of:=MID([.D15];6;2)">
            <text:p/>
          </table:table-cell>
          <table:table-cell table:formula="of:=HEX2DEC([.E15])" office:value-type="float" office:value="213" calcext:value-type="float">
            <text:p>213</text:p>
          </table:table-cell>
          <table:table-cell table:formula="of:=HEX2DEC([.F15]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BPUT$</text:p>
          </table:table-cell>
          <table:table-cell office:value-type="string" calcext:value-type="string">
            <text:p>V</text:p>
          </table:table-cell>
          <table:table-cell table:style-name="Default"/>
          <table:table-cell table:formula="of:=MID([.D16];2;2)">
            <text:p/>
          </table:table-cell>
          <table:table-cell table:formula="of:=MID([.D16];6;2)">
            <text:p/>
          </table:table-cell>
          <table:table-cell table:formula="of:=HEX2DEC([.E16])" office:value-type="float" office:value="0" calcext:value-type="float">
            <text:p>0</text:p>
          </table:table-cell>
          <table:table-cell table:formula="of:=HEX2DEC([.F16])" office:value-type="float" office:value="0" calcext:value-type="float">
            <text:p>0</text:p>
          </table:table-cell>
        </table:table-row>
        <table:table-row table:style-name="ro2" table:visibility="filter">
          <table:table-cell table:number-columns-repeated="2" office:value-type="string" calcext:value-type="string">
            <text:p>B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42 &amp;59 (not tokenised)</text:p>
          </table:table-cell>
          <table:table-cell table:formula="of:=MID([.D17];2;2)" office:value-type="string" office:string-value="42" calcext:value-type="string">
            <text:p>42</text:p>
          </table:table-cell>
          <table:table-cell table:formula="of:=MID([.D17];6;2)" office:value-type="string" office:string-value="59" calcext:value-type="string">
            <text:p>59</text:p>
          </table:table-cell>
          <table:table-cell table:formula="of:=HEX2DEC([.E17])" office:value-type="float" office:value="66" calcext:value-type="float">
            <text:p>66</text:p>
          </table:table-cell>
          <table:table-cell table:formula="of:=HEX2DEC([.F1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D6</text:p>
          </table:table-cell>
          <table:table-cell table:formula="of:=MID([.D18];2;2)" office:value-type="string" office:string-value="D6" calcext:value-type="string">
            <text:p>D6</text:p>
          </table:table-cell>
          <table:table-cell table:formula="of:=MID([.D18];6;2)">
            <text:p/>
          </table:table-cell>
          <table:table-cell table:formula="of:=HEX2DEC([.E18])" office:value-type="float" office:value="214" calcext:value-type="float">
            <text:p>214</text:p>
          </table:table-cell>
          <table:table-cell table:formula="of:=HEX2DEC([.F18]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CAS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8E</text:p>
          </table:table-cell>
          <table:table-cell table:formula="of:=MID([.D19];2;2)" office:value-type="string" office:string-value="C8" calcext:value-type="string">
            <text:p>C8</text:p>
          </table:table-cell>
          <table:table-cell table:formula="of:=MID([.D19];6;2)" office:value-type="string" office:string-value="8E" calcext:value-type="string">
            <text:p>8E</text:p>
          </table:table-cell>
          <table:table-cell table:formula="of:=HEX2DEC([.E19])" office:value-type="float" office:value="200" calcext:value-type="float">
            <text:p>200</text:p>
          </table:table-cell>
          <table:table-cell table:formula="of:=HEX2DEC([.F19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CH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D7</text:p>
          </table:table-cell>
          <table:table-cell table:formula="of:=MID([.D20];2;2)" office:value-type="string" office:string-value="D7" calcext:value-type="string">
            <text:p>D7</text:p>
          </table:table-cell>
          <table:table-cell table:formula="of:=MID([.D20];6;2)">
            <text:p/>
          </table:table-cell>
          <table:table-cell table:formula="of:=HEX2DEC([.E20])" office:value-type="float" office:value="215" calcext:value-type="float">
            <text:p>215</text:p>
          </table:table-cell>
          <table:table-cell table:formula="of:=HEX2DEC([.F20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CHR$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BD</text:p>
          </table:table-cell>
          <table:table-cell table:formula="of:=MID([.D21];2;2)" office:value-type="string" office:string-value="BD" calcext:value-type="string">
            <text:p>BD</text:p>
          </table:table-cell>
          <table:table-cell table:formula="of:=MID([.D21];6;2)">
            <text:p/>
          </table:table-cell>
          <table:table-cell table:formula="of:=HEX2DEC([.E21])" office:value-type="float" office:value="189" calcext:value-type="float">
            <text:p>189</text:p>
          </table:table-cell>
          <table:table-cell table:formula="of:=HEX2DEC([.F21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RCLE</text:p>
          </table:table-cell>
          <table:table-cell office:value-type="string" calcext:value-type="string">
            <text:p>CI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8F</text:p>
          </table:table-cell>
          <table:table-cell table:formula="of:=MID([.D22];2;2)" office:value-type="string" office:string-value="C8" calcext:value-type="string">
            <text:p>C8</text:p>
          </table:table-cell>
          <table:table-cell table:formula="of:=MID([.D22];6;2)" office:value-type="string" office:string-value="8F" calcext:value-type="string">
            <text:p>8F</text:p>
          </table:table-cell>
          <table:table-cell table:formula="of:=HEX2DEC([.E22])" office:value-type="float" office:value="200" calcext:value-type="float">
            <text:p>200</text:p>
          </table:table-cell>
          <table:table-cell table:formula="of:=HEX2DEC([.F22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CL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D8</text:p>
          </table:table-cell>
          <table:table-cell table:formula="of:=MID([.D23];2;2)" office:value-type="string" office:string-value="D8" calcext:value-type="string">
            <text:p>D8</text:p>
          </table:table-cell>
          <table:table-cell table:formula="of:=MID([.D23];6;2)">
            <text:p/>
          </table:table-cell>
          <table:table-cell table:formula="of:=HEX2DEC([.E23])" office:value-type="float" office:value="216" calcext:value-type="float">
            <text:p>216</text:p>
          </table:table-cell>
          <table:table-cell table:formula="of:=HEX2DEC([.F2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CL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DA</text:p>
          </table:table-cell>
          <table:table-cell table:formula="of:=MID([.D24];2;2)" office:value-type="string" office:string-value="DA" calcext:value-type="string">
            <text:p>DA</text:p>
          </table:table-cell>
          <table:table-cell table:formula="of:=MID([.D24];6;2)">
            <text:p/>
          </table:table-cell>
          <table:table-cell table:formula="of:=HEX2DEC([.E24])" office:value-type="float" office:value="218" calcext:value-type="float">
            <text:p>218</text:p>
          </table:table-cell>
          <table:table-cell table:formula="of:=HEX2DEC([.F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SE</text:p>
          </table:table-cell>
          <table:table-cell office:value-type="string" calcext:value-type="string">
            <text:p>CLO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D9</text:p>
          </table:table-cell>
          <table:table-cell table:formula="of:=MID([.D25];2;2)" office:value-type="string" office:string-value="D9" calcext:value-type="string">
            <text:p>D9</text:p>
          </table:table-cell>
          <table:table-cell table:formula="of:=MID([.D25];6;2)">
            <text:p/>
          </table:table-cell>
          <table:table-cell table:formula="of:=HEX2DEC([.E25])" office:value-type="float" office:value="217" calcext:value-type="float">
            <text:p>217</text:p>
          </table:table-cell>
          <table:table-cell table:formula="of:=HEX2DEC([.F2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CLOSE#</text:p>
          </table:table-cell>
          <table:table-cell office:value-type="string" calcext:value-type="string">
            <text:p>I</text:p>
          </table:table-cell>
          <table:table-cell table:style-name="Default"/>
          <table:table-cell table:formula="of:=MID([.D26];2;2)">
            <text:p/>
          </table:table-cell>
          <table:table-cell table:formula="of:=MID([.D26];6;2)">
            <text:p/>
          </table:table-cell>
          <table:table-cell table:formula="of:=HEX2DEC([.E26])" office:value-type="float" office:value="0" calcext:value-type="float">
            <text:p>0</text:p>
          </table:table-cell>
          <table:table-cell table:formula="of:=HEX2DEC([.F2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CL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DB</text:p>
          </table:table-cell>
          <table:table-cell table:formula="of:=MID([.D27];2;2)" office:value-type="string" office:string-value="DB" calcext:value-type="string">
            <text:p>DB</text:p>
          </table:table-cell>
          <table:table-cell table:formula="of:=MID([.D27];6;2)">
            <text:p/>
          </table:table-cell>
          <table:table-cell table:formula="of:=HEX2DEC([.E27])" office:value-type="float" office:value="219" calcext:value-type="float">
            <text:p>219</text:p>
          </table:table-cell>
          <table:table-cell table:formula="of:=HEX2DEC([.F27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LOR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&amp;FB</text:p>
          </table:table-cell>
          <table:table-cell table:formula="of:=MID([.D28];2;2)" office:value-type="string" office:string-value="FB" calcext:value-type="string">
            <text:p>FB</text:p>
          </table:table-cell>
          <table:table-cell table:formula="of:=MID([.D28];6;2)">
            <text:p/>
          </table:table-cell>
          <table:table-cell table:formula="of:=HEX2DEC([.E28])" office:value-type="float" office:value="251" calcext:value-type="float">
            <text:p>251</text:p>
          </table:table-cell>
          <table:table-cell table:formula="of:=HEX2DEC([.F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UR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FB</text:p>
          </table:table-cell>
          <table:table-cell table:formula="of:=MID([.D29];2;2)" office:value-type="string" office:string-value="FB" calcext:value-type="string">
            <text:p>FB</text:p>
          </table:table-cell>
          <table:table-cell table:formula="of:=MID([.D29];6;2)">
            <text:p/>
          </table:table-cell>
          <table:table-cell table:formula="of:=HEX2DEC([.E29])" office:value-type="float" office:value="251" calcext:value-type="float">
            <text:p>251</text:p>
          </table:table-cell>
          <table:table-cell table:formula="of:=HEX2DEC([.F29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C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9B</text:p>
          </table:table-cell>
          <table:table-cell table:formula="of:=MID([.D30];2;2)" office:value-type="string" office:string-value="9B" calcext:value-type="string">
            <text:p>9B</text:p>
          </table:table-cell>
          <table:table-cell table:formula="of:=MID([.D30];6;2)">
            <text:p/>
          </table:table-cell>
          <table:table-cell table:formula="of:=HEX2DEC([.E30])" office:value-type="float" office:value="155" calcext:value-type="float">
            <text:p>155</text:p>
          </table:table-cell>
          <table:table-cell table:formula="of:=HEX2DEC([.F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COU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9C</text:p>
          </table:table-cell>
          <table:table-cell table:formula="of:=MID([.D31];2;2)" office:value-type="string" office:string-value="9C" calcext:value-type="string">
            <text:p>9C</text:p>
          </table:table-cell>
          <table:table-cell table:formula="of:=MID([.D31];6;2)">
            <text:p/>
          </table:table-cell>
          <table:table-cell table:formula="of:=HEX2DEC([.E31])" office:value-type="float" office:value="156" calcext:value-type="float">
            <text:p>156</text:p>
          </table:table-cell>
          <table:table-cell table:formula="of:=HEX2DEC([.F31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UNCH</text:p>
          </table:table-cell>
          <table:table-cell office:value-type="string" calcext:value-type="string">
            <text:p>CR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7 &amp;90</text:p>
          </table:table-cell>
          <table:table-cell table:formula="of:=MID([.D32];2;2)" office:value-type="string" office:string-value="C7" calcext:value-type="string">
            <text:p>C7</text:p>
          </table:table-cell>
          <table:table-cell table:formula="of:=MID([.D32];6;2)" office:value-type="string" office:string-value="90" calcext:value-type="string">
            <text:p>90</text:p>
          </table:table-cell>
          <table:table-cell table:formula="of:=HEX2DEC([.E32])" office:value-type="float" office:value="199" calcext:value-type="float">
            <text:p>199</text:p>
          </table:table-cell>
          <table:table-cell table:formula="of:=HEX2DEC([.F32]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DC</text:p>
          </table:table-cell>
          <table:table-cell table:formula="of:=MID([.D33];2;2)" office:value-type="string" office:string-value="DC" calcext:value-type="string">
            <text:p>DC</text:p>
          </table:table-cell>
          <table:table-cell table:formula="of:=MID([.D33];6;2)">
            <text:p/>
          </table:table-cell>
          <table:table-cell table:formula="of:=HEX2DEC([.E33])" office:value-type="float" office:value="220" calcext:value-type="float">
            <text:p>220</text:p>
          </table:table-cell>
          <table:table-cell table:formula="of:=HEX2DEC([.F3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E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DD</text:p>
          </table:table-cell>
          <table:table-cell table:formula="of:=MID([.D34];2;2)" office:value-type="string" office:string-value="DD" calcext:value-type="string">
            <text:p>DD</text:p>
          </table:table-cell>
          <table:table-cell table:formula="of:=MID([.D34];6;2)">
            <text:p/>
          </table:table-cell>
          <table:table-cell table:formula="of:=HEX2DEC([.E34])" office:value-type="float" office:value="221" calcext:value-type="float">
            <text:p>221</text:p>
          </table:table-cell>
          <table:table-cell table:formula="of:=HEX2DEC([.F3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E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9D</text:p>
          </table:table-cell>
          <table:table-cell table:formula="of:=MID([.D35];2;2)" office:value-type="string" office:string-value="9D" calcext:value-type="string">
            <text:p>9D</text:p>
          </table:table-cell>
          <table:table-cell table:formula="of:=MID([.D35];6;2)">
            <text:p/>
          </table:table-cell>
          <table:table-cell table:formula="of:=HEX2DEC([.E35])" office:value-type="float" office:value="157" calcext:value-type="float">
            <text:p>157</text:p>
          </table:table-cell>
          <table:table-cell table:formula="of:=HEX2DEC([.F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DEL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C7 &amp;91</text:p>
          </table:table-cell>
          <table:table-cell table:formula="of:=MID([.D36];2;2)" office:value-type="string" office:string-value="C7" calcext:value-type="string">
            <text:p>C7</text:p>
          </table:table-cell>
          <table:table-cell table:formula="of:=MID([.D36];6;2)" office:value-type="string" office:string-value="91" calcext:value-type="string">
            <text:p>91</text:p>
          </table:table-cell>
          <table:table-cell table:formula="of:=HEX2DEC([.E36])" office:value-type="float" office:value="199" calcext:value-type="float">
            <text:p>199</text:p>
          </table:table-cell>
          <table:table-cell table:formula="of:=HEX2DEC([.F36])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string" calcext:value-type="string">
            <text:p>DIM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DE</text:p>
          </table:table-cell>
          <table:table-cell table:formula="of:=MID([.D37];2;2)" office:value-type="string" office:string-value="DE" calcext:value-type="string">
            <text:p>DE</text:p>
          </table:table-cell>
          <table:table-cell table:formula="of:=MID([.D37];6;2)">
            <text:p/>
          </table:table-cell>
          <table:table-cell table:formula="of:=HEX2DEC([.E37])" office:value-type="float" office:value="222" calcext:value-type="float">
            <text:p>222</text:p>
          </table:table-cell>
          <table:table-cell table:formula="of:=HEX2DEC([.F3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I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81</text:p>
          </table:table-cell>
          <table:table-cell table:formula="of:=MID([.D38];2;2)" office:value-type="string" office:string-value="81" calcext:value-type="string">
            <text:p>81</text:p>
          </table:table-cell>
          <table:table-cell table:formula="of:=MID([.D38];6;2)">
            <text:p/>
          </table:table-cell>
          <table:table-cell table:formula="of:=HEX2DEC([.E38])" office:value-type="float" office:value="129" calcext:value-type="float">
            <text:p>129</text:p>
          </table:table-cell>
          <table:table-cell table:formula="of:=HEX2DEC([.F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DF</text:p>
          </table:table-cell>
          <table:table-cell table:formula="of:=MID([.D39];2;2)" office:value-type="string" office:string-value="DF" calcext:value-type="string">
            <text:p>DF</text:p>
          </table:table-cell>
          <table:table-cell table:formula="of:=MID([.D39];6;2)">
            <text:p/>
          </table:table-cell>
          <table:table-cell table:formula="of:=HEX2DEC([.E39])" office:value-type="float" office:value="223" calcext:value-type="float">
            <text:p>223</text:p>
          </table:table-cell>
          <table:table-cell table:formula="of:=HEX2DEC([.F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ED.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&amp;C7 &amp;92</text:p>
          </table:table-cell>
          <table:table-cell table:formula="of:=MID([.D40];2;2)" office:value-type="string" office:string-value="C7" calcext:value-type="string">
            <text:p>C7</text:p>
          </table:table-cell>
          <table:table-cell table:formula="of:=MID([.D40];6;2)" office:value-type="string" office:string-value="92" calcext:value-type="string">
            <text:p>92</text:p>
          </table:table-cell>
          <table:table-cell table:formula="of:=HEX2DEC([.E40])" office:value-type="float" office:value="199" calcext:value-type="float">
            <text:p>199</text:p>
          </table:table-cell>
          <table:table-cell table:formula="of:=HEX2DEC([.F40])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DITO</text:p>
          </table:table-cell>
          <table:table-cell office:value-type="string" calcext:value-type="string">
            <text:p>ED.O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&amp;C7 &amp;92 &amp;4F</text:p>
          </table:table-cell>
          <table:table-cell table:formula="of:=MID([.D41];2;2)" office:value-type="string" office:string-value="C7" calcext:value-type="string">
            <text:p>C7</text:p>
          </table:table-cell>
          <table:table-cell table:formula="of:=MID([.D41];6;2)" office:value-type="string" office:string-value="92" calcext:value-type="string">
            <text:p>92</text:p>
          </table:table-cell>
          <table:table-cell table:formula="of:=HEX2DEC([.E41])" office:value-type="float" office:value="199" calcext:value-type="float">
            <text:p>199</text:p>
          </table:table-cell>
          <table:table-cell table:formula="of:=HEX2DEC([.F41])" office:value-type="float" office:value="146" calcext:value-type="float">
            <text:p>146</text:p>
          </table:table-cell>
        </table:table-row>
        <table:table-row table:style-name="ro1" table:visibility="filter">
          <table:table-cell office:value-type="string" calcext:value-type="string">
            <text:p>ELLIPSE</text:p>
          </table:table-cell>
          <table:table-cell office:value-type="string" calcext:value-type="string">
            <text:p>ELL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9D</text:p>
          </table:table-cell>
          <table:table-cell table:formula="of:=MID([.D42];2;2)" office:value-type="string" office:string-value="C8" calcext:value-type="string">
            <text:p>C8</text:p>
          </table:table-cell>
          <table:table-cell table:formula="of:=MID([.D42];6;2)" office:value-type="string" office:string-value="9D" calcext:value-type="string">
            <text:p>9D</text:p>
          </table:table-cell>
          <table:table-cell table:formula="of:=HEX2DEC([.E42])" office:value-type="float" office:value="200" calcext:value-type="float">
            <text:p>200</text:p>
          </table:table-cell>
          <table:table-cell table:formula="of:=HEX2DEC([.F42])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EL.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8B</text:p>
          </table:table-cell>
          <table:table-cell table:formula="of:=MID([.D43];2;2)" office:value-type="string" office:string-value="8B" calcext:value-type="string">
            <text:p>8B</text:p>
          </table:table-cell>
          <table:table-cell table:formula="of:=MID([.D43];6;2)">
            <text:p/>
          </table:table-cell>
          <table:table-cell table:formula="of:=HEX2DEC([.E43])" office:value-type="float" office:value="139" calcext:value-type="float">
            <text:p>139</text:p>
          </table:table-cell>
          <table:table-cell table:formula="of:=HEX2DEC([.F4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END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E0</text:p>
          </table:table-cell>
          <table:table-cell table:formula="of:=MID([.D44];2;2)" office:value-type="string" office:string-value="E0" calcext:value-type="string">
            <text:p>E0</text:p>
          </table:table-cell>
          <table:table-cell table:formula="of:=MID([.D44];6;2)">
            <text:p/>
          </table:table-cell>
          <table:table-cell table:formula="of:=HEX2DEC([.E44])" office:value-type="float" office:value="224" calcext:value-type="float">
            <text:p>224</text:p>
          </table:table-cell>
          <table:table-cell table:formula="of:=HEX2DEC([.F44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NDCASE</text:p>
          </table:table-cell>
          <table:table-cell office:value-type="string" calcext:value-type="string">
            <text:p>ENDC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B</text:p>
          </table:table-cell>
          <table:table-cell table:formula="of:=MID([.D45];2;2)" office:value-type="string" office:string-value="CB" calcext:value-type="string">
            <text:p>CB</text:p>
          </table:table-cell>
          <table:table-cell table:formula="of:=MID([.D45];6;2)">
            <text:p/>
          </table:table-cell>
          <table:table-cell table:formula="of:=HEX2DEC([.E45])" office:value-type="float" office:value="203" calcext:value-type="float">
            <text:p>203</text:p>
          </table:table-cell>
          <table:table-cell table:formula="of:=HEX2DEC([.F45]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ENDI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D</text:p>
          </table:table-cell>
          <table:table-cell table:formula="of:=MID([.D46];2;2)" office:value-type="string" office:string-value="CD" calcext:value-type="string">
            <text:p>CD</text:p>
          </table:table-cell>
          <table:table-cell table:formula="of:=MID([.D46];6;2)">
            <text:p/>
          </table:table-cell>
          <table:table-cell table:formula="of:=HEX2DEC([.E46])" office:value-type="float" office:value="205" calcext:value-type="float">
            <text:p>205</text:p>
          </table:table-cell>
          <table:table-cell table:formula="of:=HEX2DEC([.F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PROC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E1</text:p>
          </table:table-cell>
          <table:table-cell table:formula="of:=MID([.D47];2;2)" office:value-type="string" office:string-value="E1" calcext:value-type="string">
            <text:p>E1</text:p>
          </table:table-cell>
          <table:table-cell table:formula="of:=MID([.D47];6;2)">
            <text:p/>
          </table:table-cell>
          <table:table-cell table:formula="of:=HEX2DEC([.E47])" office:value-type="float" office:value="225" calcext:value-type="float">
            <text:p>225</text:p>
          </table:table-cell>
          <table:table-cell table:formula="of:=HEX2DEC([.F47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NDWHILE</text:p>
          </table:table-cell>
          <table:table-cell office:value-type="string" calcext:value-type="string">
            <text:p>ENDW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E</text:p>
          </table:table-cell>
          <table:table-cell table:formula="of:=MID([.D48];2;2)" office:value-type="string" office:string-value="CE" calcext:value-type="string">
            <text:p>CE</text:p>
          </table:table-cell>
          <table:table-cell table:formula="of:=MID([.D48];6;2)">
            <text:p/>
          </table:table-cell>
          <table:table-cell table:formula="of:=HEX2DEC([.E48])" office:value-type="float" office:value="206" calcext:value-type="float">
            <text:p>206</text:p>
          </table:table-cell>
          <table:table-cell table:formula="of:=HEX2DEC([.F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.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&amp;E2</text:p>
          </table:table-cell>
          <table:table-cell table:formula="of:=MID([.D49];2;2)" office:value-type="string" office:string-value="E2" calcext:value-type="string">
            <text:p>E2</text:p>
          </table:table-cell>
          <table:table-cell table:formula="of:=MID([.D49];6;2)">
            <text:p/>
          </table:table-cell>
          <table:table-cell table:formula="of:=HEX2DEC([.E49])" office:value-type="float" office:value="226" calcext:value-type="float">
            <text:p>226</text:p>
          </table:table-cell>
          <table:table-cell table:formula="of:=HEX2DEC([.F49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EO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C5</text:p>
          </table:table-cell>
          <table:table-cell table:formula="of:=MID([.D50];2;2)" office:value-type="string" office:string-value="C5" calcext:value-type="string">
            <text:p>C5</text:p>
          </table:table-cell>
          <table:table-cell table:formula="of:=MID([.D50];6;2)">
            <text:p/>
          </table:table-cell>
          <table:table-cell table:formula="of:=HEX2DEC([.E50])" office:value-type="float" office:value="197" calcext:value-type="float">
            <text:p>197</text:p>
          </table:table-cell>
          <table:table-cell table:formula="of:=HEX2DEC([.F50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EOF#</text:p>
          </table:table-cell>
          <table:table-cell office:value-type="string" calcext:value-type="string">
            <text:p>I</text:p>
          </table:table-cell>
          <table:table-cell table:style-name="Default"/>
          <table:table-cell table:formula="of:=MID([.D51];2;2)">
            <text:p/>
          </table:table-cell>
          <table:table-cell table:formula="of:=MID([.D51];6;2)">
            <text:p/>
          </table:table-cell>
          <table:table-cell table:formula="of:=HEX2DEC([.E51])" office:value-type="float" office:value="0" calcext:value-type="float">
            <text:p>0</text:p>
          </table:table-cell>
          <table:table-cell table:formula="of:=HEX2DEC([.F5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E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82</text:p>
          </table:table-cell>
          <table:table-cell table:formula="of:=MID([.D52];2;2)" office:value-type="string" office:string-value="82" calcext:value-type="string">
            <text:p>82</text:p>
          </table:table-cell>
          <table:table-cell table:formula="of:=MID([.D52];6;2)">
            <text:p/>
          </table:table-cell>
          <table:table-cell table:formula="of:=HEX2DEC([.E52])" office:value-type="float" office:value="130" calcext:value-type="float">
            <text:p>130</text:p>
          </table:table-cell>
          <table:table-cell table:formula="of:=HEX2DEC([.F5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ER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9E</text:p>
          </table:table-cell>
          <table:table-cell table:formula="of:=MID([.D53];2;2)" office:value-type="string" office:string-value="9E" calcext:value-type="string">
            <text:p>9E</text:p>
          </table:table-cell>
          <table:table-cell table:formula="of:=MID([.D53];6;2)">
            <text:p/>
          </table:table-cell>
          <table:table-cell table:formula="of:=HEX2DEC([.E53])" office:value-type="float" office:value="158" calcext:value-type="float">
            <text:p>158</text:p>
          </table:table-cell>
          <table:table-cell table:formula="of:=HEX2DEC([.F5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ER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9F</text:p>
          </table:table-cell>
          <table:table-cell table:formula="of:=MID([.D54];2;2)" office:value-type="string" office:string-value="9F" calcext:value-type="string">
            <text:p>9F</text:p>
          </table:table-cell>
          <table:table-cell table:formula="of:=MID([.D54];6;2)">
            <text:p/>
          </table:table-cell>
          <table:table-cell table:formula="of:=HEX2DEC([.E54])" office:value-type="float" office:value="159" calcext:value-type="float">
            <text:p>159</text:p>
          </table:table-cell>
          <table:table-cell table:formula="of:=HEX2DEC([.F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.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85</text:p>
          </table:table-cell>
          <table:table-cell table:formula="of:=MID([.D55];2;2)" office:value-type="string" office:string-value="85" calcext:value-type="string">
            <text:p>85</text:p>
          </table:table-cell>
          <table:table-cell table:formula="of:=MID([.D55];6;2)">
            <text:p/>
          </table:table-cell>
          <table:table-cell table:formula="of:=HEX2DEC([.E55])" office:value-type="float" office:value="133" calcext:value-type="float">
            <text:p>133</text:p>
          </table:table-cell>
          <table:table-cell table:formula="of:=HEX2DEC([.F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EV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A0</text:p>
          </table:table-cell>
          <table:table-cell table:formula="of:=MID([.D56];2;2)" office:value-type="string" office:string-value="A0" calcext:value-type="string">
            <text:p>A0</text:p>
          </table:table-cell>
          <table:table-cell table:formula="of:=MID([.D56];6;2)">
            <text:p/>
          </table:table-cell>
          <table:table-cell table:formula="of:=HEX2DEC([.E56])" office:value-type="float" office:value="160" calcext:value-type="float">
            <text:p>160</text:p>
          </table:table-cell>
          <table:table-cell table:formula="of:=HEX2DEC([.F5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EX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A1</text:p>
          </table:table-cell>
          <table:table-cell table:formula="of:=MID([.D57];2;2)" office:value-type="string" office:string-value="A1" calcext:value-type="string">
            <text:p>A1</text:p>
          </table:table-cell>
          <table:table-cell table:formula="of:=MID([.D57];6;2)">
            <text:p/>
          </table:table-cell>
          <table:table-cell table:formula="of:=HEX2DEC([.E57])" office:value-type="float" office:value="161" calcext:value-type="float">
            <text:p>161</text:p>
          </table:table-cell>
          <table:table-cell table:formula="of:=HEX2DEC([.F5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EXT</text:p>
          </table:table-cell>
          <table:table-cell office:value-type="string" calcext:value-type="string">
            <text:p>I,IV,V</text:p>
          </table:table-cell>
          <table:table-cell office:value-type="string" calcext:value-type="string">
            <text:p>&amp;A2</text:p>
          </table:table-cell>
          <table:table-cell table:formula="of:=MID([.D58];2;2)" office:value-type="string" office:string-value="A2" calcext:value-type="string">
            <text:p>A2</text:p>
          </table:table-cell>
          <table:table-cell table:formula="of:=MID([.D58];6;2)">
            <text:p/>
          </table:table-cell>
          <table:table-cell table:formula="of:=HEX2DEC([.E58])" office:value-type="float" office:value="162" calcext:value-type="float">
            <text:p>162</text:p>
          </table:table-cell>
          <table:table-cell table:formula="of:=HEX2DEC([.F5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EXT#</text:p>
          </table:table-cell>
          <table:table-cell office:value-type="string" calcext:value-type="string">
            <text:p>1,V</text:p>
          </table:table-cell>
          <table:table-cell table:style-name="Default"/>
          <table:table-cell table:formula="of:=MID([.D59];2;2)">
            <text:p/>
          </table:table-cell>
          <table:table-cell table:formula="of:=MID([.D59];6;2)">
            <text:p/>
          </table:table-cell>
          <table:table-cell table:formula="of:=HEX2DEC([.E59])" office:value-type="float" office:value="0" calcext:value-type="float">
            <text:p>0</text:p>
          </table:table-cell>
          <table:table-cell table:formula="of:=HEX2DEC([.F59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FA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A3</text:p>
          </table:table-cell>
          <table:table-cell table:formula="of:=MID([.D60];2;2)" office:value-type="string" office:string-value="A3" calcext:value-type="string">
            <text:p>A3</text:p>
          </table:table-cell>
          <table:table-cell table:formula="of:=MID([.D60];6;2)">
            <text:p/>
          </table:table-cell>
          <table:table-cell table:formula="of:=HEX2DEC([.E60])" office:value-type="float" office:value="163" calcext:value-type="float">
            <text:p>163</text:p>
          </table:table-cell>
          <table:table-cell table:formula="of:=HEX2DEC([.F60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ILL</text:p>
          </table:table-cell>
          <table:table-cell office:value-type="string" calcext:value-type="string">
            <text:p>FI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90</text:p>
          </table:table-cell>
          <table:table-cell table:formula="of:=MID([.D61];2;2)" office:value-type="string" office:string-value="C8" calcext:value-type="string">
            <text:p>C8</text:p>
          </table:table-cell>
          <table:table-cell table:formula="of:=MID([.D61];6;2)" office:value-type="string" office:string-value="90" calcext:value-type="string">
            <text:p>90</text:p>
          </table:table-cell>
          <table:table-cell table:formula="of:=HEX2DEC([.E61])" office:value-type="float" office:value="200" calcext:value-type="float">
            <text:p>200</text:p>
          </table:table-cell>
          <table:table-cell table:formula="of:=HEX2DEC([.F61])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A4</text:p>
          </table:table-cell>
          <table:table-cell table:formula="of:=MID([.D62];2;2)" office:value-type="string" office:string-value="A4" calcext:value-type="string">
            <text:p>A4</text:p>
          </table:table-cell>
          <table:table-cell table:formula="of:=MID([.D62];6;2)">
            <text:p/>
          </table:table-cell>
          <table:table-cell table:formula="of:=HEX2DEC([.E62])" office:value-type="float" office:value="164" calcext:value-type="float">
            <text:p>164</text:p>
          </table:table-cell>
          <table:table-cell table:formula="of:=HEX2DEC([.F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E3</text:p>
          </table:table-cell>
          <table:table-cell table:formula="of:=MID([.D63];2;2)" office:value-type="string" office:string-value="E3" calcext:value-type="string">
            <text:p>E3</text:p>
          </table:table-cell>
          <table:table-cell table:formula="of:=MID([.D63];6;2)">
            <text:p/>
          </table:table-cell>
          <table:table-cell table:formula="of:=HEX2DEC([.E63])" office:value-type="float" office:value="227" calcext:value-type="float">
            <text:p>227</text:p>
          </table:table-cell>
          <table:table-cell table:formula="of:=HEX2DEC([.F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OL</text:p>
          </table:table-cell>
          <table:table-cell office:value-type="string" calcext:value-type="string">
            <text:p>GC.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E6</text:p>
          </table:table-cell>
          <table:table-cell table:formula="of:=MID([.D64];2;2)" office:value-type="string" office:string-value="E6" calcext:value-type="string">
            <text:p>E6</text:p>
          </table:table-cell>
          <table:table-cell table:formula="of:=MID([.D64];6;2)">
            <text:p/>
          </table:table-cell>
          <table:table-cell table:formula="of:=HEX2DEC([.E64])" office:value-type="float" office:value="230" calcext:value-type="float">
            <text:p>230</text:p>
          </table:table-cell>
          <table:table-cell table:formula="of:=HEX2DEC([.F6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GE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A5</text:p>
          </table:table-cell>
          <table:table-cell table:formula="of:=MID([.D65];2;2)" office:value-type="string" office:string-value="A5" calcext:value-type="string">
            <text:p>A5</text:p>
          </table:table-cell>
          <table:table-cell table:formula="of:=MID([.D65];6;2)">
            <text:p/>
          </table:table-cell>
          <table:table-cell table:formula="of:=HEX2DEC([.E65])" office:value-type="float" office:value="165" calcext:value-type="float">
            <text:p>165</text:p>
          </table:table-cell>
          <table:table-cell table:formula="of:=HEX2DEC([.F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$</text:p>
          </table:table-cell>
          <table:table-cell office:value-type="string" calcext:value-type="string">
            <text:p>GE.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BE</text:p>
          </table:table-cell>
          <table:table-cell table:formula="of:=MID([.D66];2;2)" office:value-type="string" office:string-value="BE" calcext:value-type="string">
            <text:p>BE</text:p>
          </table:table-cell>
          <table:table-cell table:formula="of:=MID([.D66];6;2)">
            <text:p/>
          </table:table-cell>
          <table:table-cell table:formula="of:=HEX2DEC([.E66])" office:value-type="float" office:value="190" calcext:value-type="float">
            <text:p>190</text:p>
          </table:table-cell>
          <table:table-cell table:formula="of:=HEX2DEC([.F66]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GET$#</text:p>
          </table:table-cell>
          <table:table-cell office:value-type="string" calcext:value-type="string">
            <text:p>V</text:p>
          </table:table-cell>
          <table:table-cell table:style-name="Default"/>
          <table:table-cell table:formula="of:=MID([.D67];2;2)">
            <text:p/>
          </table:table-cell>
          <table:table-cell table:formula="of:=MID([.D67];6;2)">
            <text:p/>
          </table:table-cell>
          <table:table-cell table:formula="of:=HEX2DEC([.E67])" office:value-type="float" office:value="0" calcext:value-type="float">
            <text:p>0</text:p>
          </table:table-cell>
          <table:table-cell table:formula="of:=HEX2DEC([.F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SUB</text:p>
          </table:table-cell>
          <table:table-cell office:value-type="string" calcext:value-type="string">
            <text:p>GOS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E4</text:p>
          </table:table-cell>
          <table:table-cell table:formula="of:=MID([.D68];2;2)" office:value-type="string" office:string-value="E4" calcext:value-type="string">
            <text:p>E4</text:p>
          </table:table-cell>
          <table:table-cell table:formula="of:=MID([.D68];6;2)">
            <text:p/>
          </table:table-cell>
          <table:table-cell table:formula="of:=HEX2DEC([.E68])" office:value-type="float" office:value="228" calcext:value-type="float">
            <text:p>228</text:p>
          </table:table-cell>
          <table:table-cell table:formula="of:=HEX2DEC([.F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E5</text:p>
          </table:table-cell>
          <table:table-cell table:formula="of:=MID([.D69];2;2)" office:value-type="string" office:string-value="E5" calcext:value-type="string">
            <text:p>E5</text:p>
          </table:table-cell>
          <table:table-cell table:formula="of:=MID([.D69];6;2)">
            <text:p/>
          </table:table-cell>
          <table:table-cell table:formula="of:=HEX2DEC([.E69])" office:value-type="float" office:value="229" calcext:value-type="float">
            <text:p>229</text:p>
          </table:table-cell>
          <table:table-cell table:formula="of:=HEX2DEC([.F69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LP</text:p>
          </table:table-cell>
          <table:table-cell office:value-type="string" calcext:value-type="string">
            <text:p>HE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7 &amp;93</text:p>
          </table:table-cell>
          <table:table-cell table:formula="of:=MID([.D70];2;2)" office:value-type="string" office:string-value="C7" calcext:value-type="string">
            <text:p>C7</text:p>
          </table:table-cell>
          <table:table-cell table:formula="of:=MID([.D70];6;2)" office:value-type="string" office:string-value="93" calcext:value-type="string">
            <text:p>93</text:p>
          </table:table-cell>
          <table:table-cell table:formula="of:=HEX2DEC([.E70])" office:value-type="float" office:value="199" calcext:value-type="float">
            <text:p>199</text:p>
          </table:table-cell>
          <table:table-cell table:formula="of:=HEX2DEC([.F70])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IMEM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D3 / &amp;93</text:p>
          </table:table-cell>
          <table:table-cell table:formula="of:=MID([.D71];2;2)" office:value-type="string" office:string-value="D3" calcext:value-type="string">
            <text:p>D3</text:p>
          </table:table-cell>
          <table:table-cell table:formula="of:=MID([.D71];6;2)" office:value-type="string" office:string-value=" &amp;" calcext:value-type="string">
            <text:p><text:s/>&amp;</text:p>
          </table:table-cell>
          <table:table-cell table:formula="of:=HEX2DEC([.E71])" office:value-type="float" office:value="211" calcext:value-type="float">
            <text:p>211</text:p>
          </table:table-cell>
          <table:table-cell table:formula="of:=HEX2DEC([.F7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2" office:value-type="string" calcext:value-type="string">
            <text:p>IF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E7</text:p>
          </table:table-cell>
          <table:table-cell table:formula="of:=MID([.D72];2;2)" office:value-type="string" office:string-value="E7" calcext:value-type="string">
            <text:p>E7</text:p>
          </table:table-cell>
          <table:table-cell table:formula="of:=MID([.D72];6;2)">
            <text:p/>
          </table:table-cell>
          <table:table-cell table:formula="of:=HEX2DEC([.E72])" office:value-type="float" office:value="231" calcext:value-type="float">
            <text:p>231</text:p>
          </table:table-cell>
          <table:table-cell table:formula="of:=HEX2DEC([.F7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INKE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A6</text:p>
          </table:table-cell>
          <table:table-cell table:formula="of:=MID([.D73];2;2)" office:value-type="string" office:string-value="A6" calcext:value-type="string">
            <text:p>A6</text:p>
          </table:table-cell>
          <table:table-cell table:formula="of:=MID([.D73];6;2)">
            <text:p/>
          </table:table-cell>
          <table:table-cell table:formula="of:=HEX2DEC([.E73])" office:value-type="float" office:value="166" calcext:value-type="float">
            <text:p>166</text:p>
          </table:table-cell>
          <table:table-cell table:formula="of:=HEX2DEC([.F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KEY$</text:p>
          </table:table-cell>
          <table:table-cell office:value-type="string" calcext:value-type="string">
            <text:p>INK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BF</text:p>
          </table:table-cell>
          <table:table-cell table:formula="of:=MID([.D74];2;2)" office:value-type="string" office:string-value="BF" calcext:value-type="string">
            <text:p>BF</text:p>
          </table:table-cell>
          <table:table-cell table:formula="of:=MID([.D74];6;2)">
            <text:p/>
          </table:table-cell>
          <table:table-cell table:formula="of:=HEX2DEC([.E74])" office:value-type="float" office:value="191" calcext:value-type="float">
            <text:p>191</text:p>
          </table:table-cell>
          <table:table-cell table:formula="of:=HEX2DEC([.F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E8</text:p>
          </table:table-cell>
          <table:table-cell table:formula="of:=MID([.D75];2;2)" office:value-type="string" office:string-value="E8" calcext:value-type="string">
            <text:p>E8</text:p>
          </table:table-cell>
          <table:table-cell table:formula="of:=MID([.D75];6;2)">
            <text:p/>
          </table:table-cell>
          <table:table-cell table:formula="of:=HEX2DEC([.E75])" office:value-type="float" office:value="232" calcext:value-type="float">
            <text:p>232</text:p>
          </table:table-cell>
          <table:table-cell table:formula="of:=HEX2DEC([.F7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INPUT#</text:p>
          </table:table-cell>
          <table:table-cell office:value-type="string" calcext:value-type="string">
            <text:p>I</text:p>
          </table:table-cell>
          <table:table-cell table:style-name="Default"/>
          <table:table-cell table:formula="of:=MID([.D76];2;2)">
            <text:p/>
          </table:table-cell>
          <table:table-cell table:formula="of:=MID([.D76];6;2)">
            <text:p/>
          </table:table-cell>
          <table:table-cell table:formula="of:=HEX2DEC([.E76])" office:value-type="float" office:value="0" calcext:value-type="float">
            <text:p>0</text:p>
          </table:table-cell>
          <table:table-cell table:formula="of:=HEX2DEC([.F7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INPUT LINE</text:p>
          </table:table-cell>
          <table:table-cell office:value-type="string" calcext:value-type="string">
            <text:p>INPUT LINE</text:p>
          </table:table-cell>
          <table:table-cell office:value-type="string" calcext:value-type="string">
            <text:p>I</text:p>
          </table:table-cell>
          <table:table-cell table:style-name="Default"/>
          <table:table-cell table:formula="of:=MID([.D77];2;2)">
            <text:p/>
          </table:table-cell>
          <table:table-cell table:formula="of:=MID([.D77];6;2)">
            <text:p/>
          </table:table-cell>
          <table:table-cell table:formula="of:=HEX2DEC([.E77])" office:value-type="float" office:value="0" calcext:value-type="float">
            <text:p>0</text:p>
          </table:table-cell>
          <table:table-cell table:formula="of:=HEX2DEC([.F77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INSTALL</text:p>
          </table:table-cell>
          <table:table-cell office:value-type="string" calcext:value-type="string">
            <text:p>INS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9A</text:p>
          </table:table-cell>
          <table:table-cell table:formula="of:=MID([.D78];2;2)" office:value-type="string" office:string-value="C8" calcext:value-type="string">
            <text:p>C8</text:p>
          </table:table-cell>
          <table:table-cell table:formula="of:=MID([.D78];6;2)" office:value-type="string" office:string-value="9A" calcext:value-type="string">
            <text:p>9A</text:p>
          </table:table-cell>
          <table:table-cell table:formula="of:=HEX2DEC([.E78])" office:value-type="float" office:value="200" calcext:value-type="float">
            <text:p>200</text:p>
          </table:table-cell>
          <table:table-cell table:formula="of:=HEX2DEC([.F78])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INSTR(</text:p>
          </table:table-cell>
          <table:table-cell office:value-type="string" calcext:value-type="string">
            <text:p>INS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A7</text:p>
          </table:table-cell>
          <table:table-cell table:formula="of:=MID([.D79];2;2)" office:value-type="string" office:string-value="A7" calcext:value-type="string">
            <text:p>A7</text:p>
          </table:table-cell>
          <table:table-cell table:formula="of:=MID([.D79];6;2)">
            <text:p/>
          </table:table-cell>
          <table:table-cell table:formula="of:=HEX2DEC([.E79])" office:value-type="float" office:value="167" calcext:value-type="float">
            <text:p>167</text:p>
          </table:table-cell>
          <table:table-cell table:formula="of:=HEX2DEC([.F79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A8</text:p>
          </table:table-cell>
          <table:table-cell table:formula="of:=MID([.D80];2;2)" office:value-type="string" office:string-value="A8" calcext:value-type="string">
            <text:p>A8</text:p>
          </table:table-cell>
          <table:table-cell table:formula="of:=MID([.D80];6;2)">
            <text:p/>
          </table:table-cell>
          <table:table-cell table:formula="of:=HEX2DEC([.E80])" office:value-type="float" office:value="168" calcext:value-type="float">
            <text:p>168</text:p>
          </table:table-cell>
          <table:table-cell table:formula="of:=HEX2DEC([.F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FT$(</text:p>
          </table:table-cell>
          <table:table-cell office:value-type="string" calcext:value-type="string">
            <text:p>LE.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C0</text:p>
          </table:table-cell>
          <table:table-cell table:formula="of:=MID([.D81];2;2)" office:value-type="string" office:string-value="C0" calcext:value-type="string">
            <text:p>C0</text:p>
          </table:table-cell>
          <table:table-cell table:formula="of:=MID([.D81];6;2)">
            <text:p/>
          </table:table-cell>
          <table:table-cell table:formula="of:=HEX2DEC([.E81])" office:value-type="float" office:value="192" calcext:value-type="float">
            <text:p>192</text:p>
          </table:table-cell>
          <table:table-cell table:formula="of:=HEX2DEC([.F8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LE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A9</text:p>
          </table:table-cell>
          <table:table-cell table:formula="of:=MID([.D82];2;2)" office:value-type="string" office:string-value="A9" calcext:value-type="string">
            <text:p>A9</text:p>
          </table:table-cell>
          <table:table-cell table:formula="of:=MID([.D82];6;2)">
            <text:p/>
          </table:table-cell>
          <table:table-cell table:formula="of:=HEX2DEC([.E82])" office:value-type="float" office:value="169" calcext:value-type="float">
            <text:p>169</text:p>
          </table:table-cell>
          <table:table-cell table:formula="of:=HEX2DEC([.F8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LE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E9</text:p>
          </table:table-cell>
          <table:table-cell table:formula="of:=MID([.D83];2;2)" office:value-type="string" office:string-value="E9" calcext:value-type="string">
            <text:p>E9</text:p>
          </table:table-cell>
          <table:table-cell table:formula="of:=MID([.D83];6;2)">
            <text:p/>
          </table:table-cell>
          <table:table-cell table:formula="of:=HEX2DEC([.E83])" office:value-type="float" office:value="233" calcext:value-type="float">
            <text:p>233</text:p>
          </table:table-cell>
          <table:table-cell table:formula="of:=HEX2DEC([.F83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BRARY</text:p>
          </table:table-cell>
          <table:table-cell office:value-type="string" calcext:value-type="string">
            <text:p>LIB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9B</text:p>
          </table:table-cell>
          <table:table-cell table:formula="of:=MID([.D84];2;2)" office:value-type="string" office:string-value="C8" calcext:value-type="string">
            <text:p>C8</text:p>
          </table:table-cell>
          <table:table-cell table:formula="of:=MID([.D84];6;2)" office:value-type="string" office:string-value="9B" calcext:value-type="string">
            <text:p>9B</text:p>
          </table:table-cell>
          <table:table-cell table:formula="of:=HEX2DEC([.E84])" office:value-type="float" office:value="200" calcext:value-type="float">
            <text:p>200</text:p>
          </table:table-cell>
          <table:table-cell table:formula="of:=HEX2DEC([.F84])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string" calcext:value-type="string">
            <text:p>LINE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86</text:p>
          </table:table-cell>
          <table:table-cell table:formula="of:=MID([.D85];2;2)" office:value-type="string" office:string-value="86" calcext:value-type="string">
            <text:p>86</text:p>
          </table:table-cell>
          <table:table-cell table:formula="of:=MID([.D85];6;2)">
            <text:p/>
          </table:table-cell>
          <table:table-cell table:formula="of:=HEX2DEC([.E85])" office:value-type="float" office:value="134" calcext:value-type="float">
            <text:p>134</text:p>
          </table:table-cell>
          <table:table-cell table:formula="of:=HEX2DEC([.F85]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LINE INPUT</text:p>
          </table:table-cell>
          <table:table-cell office:value-type="string" calcext:value-type="string">
            <text:p>V</text:p>
          </table:table-cell>
          <table:table-cell table:style-name="Default"/>
          <table:table-cell table:formula="of:=MID([.D86];2;2)">
            <text:p/>
          </table:table-cell>
          <table:table-cell table:formula="of:=MID([.D86];6;2)">
            <text:p/>
          </table:table-cell>
          <table:table-cell table:formula="of:=HEX2DEC([.E86])" office:value-type="float" office:value="0" calcext:value-type="float">
            <text:p>0</text:p>
          </table:table-cell>
          <table:table-cell table:formula="of:=HEX2DEC([.F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I,IV</text:p>
          </table:table-cell>
          <table:table-cell office:value-type="string" calcext:value-type="string">
            <text:p>&amp;C7 &amp;94</text:p>
          </table:table-cell>
          <table:table-cell table:formula="of:=MID([.D87];2;2)" office:value-type="string" office:string-value="C7" calcext:value-type="string">
            <text:p>C7</text:p>
          </table:table-cell>
          <table:table-cell table:formula="of:=MID([.D87];6;2)" office:value-type="string" office:string-value="94" calcext:value-type="string">
            <text:p>94</text:p>
          </table:table-cell>
          <table:table-cell table:formula="of:=HEX2DEC([.E87])" office:value-type="float" office:value="199" calcext:value-type="float">
            <text:p>199</text:p>
          </table:table-cell>
          <table:table-cell table:formula="of:=HEX2DEC([.F87])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LISTO</text:p>
          </table:table-cell>
          <table:table-cell office:value-type="string" calcext:value-type="string">
            <text:p>L.O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C7 &amp;94 &amp;4F</text:p>
          </table:table-cell>
          <table:table-cell table:formula="of:=MID([.D88];2;2)" office:value-type="string" office:string-value="C7" calcext:value-type="string">
            <text:p>C7</text:p>
          </table:table-cell>
          <table:table-cell table:formula="of:=MID([.D88];6;2)" office:value-type="string" office:string-value="94" calcext:value-type="string">
            <text:p>94</text:p>
          </table:table-cell>
          <table:table-cell table:formula="of:=HEX2DEC([.E88])" office:value-type="float" office:value="199" calcext:value-type="float">
            <text:p>199</text:p>
          </table:table-cell>
          <table:table-cell table:formula="of:=HEX2DEC([.F88])"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string" calcext:value-type="string">
            <text:p>L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AA</text:p>
          </table:table-cell>
          <table:table-cell table:formula="of:=MID([.D89];2;2)" office:value-type="string" office:string-value="AA" calcext:value-type="string">
            <text:p>AA</text:p>
          </table:table-cell>
          <table:table-cell table:formula="of:=MID([.D89];6;2)">
            <text:p/>
          </table:table-cell>
          <table:table-cell table:formula="of:=HEX2DEC([.E89])" office:value-type="float" office:value="170" calcext:value-type="float">
            <text:p>170</text:p>
          </table:table-cell>
          <table:table-cell table:formula="of:=HEX2DEC([.F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LO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C7 &amp;95</text:p>
          </table:table-cell>
          <table:table-cell table:formula="of:=MID([.D90];2;2)" office:value-type="string" office:string-value="C7" calcext:value-type="string">
            <text:p>C7</text:p>
          </table:table-cell>
          <table:table-cell table:formula="of:=MID([.D90];6;2)" office:value-type="string" office:string-value="95" calcext:value-type="string">
            <text:p>95</text:p>
          </table:table-cell>
          <table:table-cell table:formula="of:=HEX2DEC([.E90])" office:value-type="float" office:value="199" calcext:value-type="float">
            <text:p>199</text:p>
          </table:table-cell>
          <table:table-cell table:formula="of:=HEX2DEC([.F90])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OC.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EA</text:p>
          </table:table-cell>
          <table:table-cell table:formula="of:=MID([.D91];2;2)" office:value-type="string" office:string-value="EA" calcext:value-type="string">
            <text:p>EA</text:p>
          </table:table-cell>
          <table:table-cell table:formula="of:=MID([.D91];6;2)">
            <text:p/>
          </table:table-cell>
          <table:table-cell table:formula="of:=HEX2DEC([.E91])" office:value-type="float" office:value="234" calcext:value-type="float">
            <text:p>234</text:p>
          </table:table-cell>
          <table:table-cell table:formula="of:=HEX2DEC([.F91])" office:value-type="float" office:value="0" calcext:value-type="float">
            <text:p>0</text:p>
          </table:table-cell>
        </table:table-row>
        <table:table-row table:style-name="ro2" table:visibility="filter">
          <table:table-cell table:number-columns-repeated="2" office:value-type="string" calcext:value-type="string">
            <text:p>LOCAL ERROR</text:p>
          </table:table-cell>
          <table:table-cell office:value-type="string" calcext:value-type="string">
            <text:p>V</text:p>
          </table:table-cell>
          <table:table-cell table:style-name="ce4"/>
          <table:table-cell table:formula="of:=MID([.D92];2;2)">
            <text:p/>
          </table:table-cell>
          <table:table-cell table:formula="of:=MID([.D92];6;2)">
            <text:p/>
          </table:table-cell>
          <table:table-cell table:formula="of:=HEX2DEC([.E92])" office:value-type="float" office:value="0" calcext:value-type="float">
            <text:p>0</text:p>
          </table:table-cell>
          <table:table-cell table:formula="of:=HEX2DEC([.F9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LO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AB</text:p>
          </table:table-cell>
          <table:table-cell table:formula="of:=MID([.D93];2;2)" office:value-type="string" office:string-value="AB" calcext:value-type="string">
            <text:p>AB</text:p>
          </table:table-cell>
          <table:table-cell table:formula="of:=MID([.D93];6;2)">
            <text:p/>
          </table:table-cell>
          <table:table-cell table:formula="of:=HEX2DEC([.E93])" office:value-type="float" office:value="171" calcext:value-type="float">
            <text:p>171</text:p>
          </table:table-cell>
          <table:table-cell table:formula="of:=HEX2DEC([.F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MEM</text:p>
          </table:table-cell>
          <table:table-cell office:value-type="string" calcext:value-type="string">
            <text:p>LOM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D2 / &amp;92</text:p>
          </table:table-cell>
          <table:table-cell table:formula="of:=MID([.D94];2;2)" office:value-type="string" office:string-value="D2" calcext:value-type="string">
            <text:p>D2</text:p>
          </table:table-cell>
          <table:table-cell table:formula="of:=MID([.D94];6;2)" office:value-type="string" office:string-value=" &amp;" calcext:value-type="string">
            <text:p><text:s/>&amp;</text:p>
          </table:table-cell>
          <table:table-cell table:formula="of:=HEX2DEC([.E94])" office:value-type="float" office:value="210" calcext:value-type="float">
            <text:p>210</text:p>
          </table:table-cell>
          <table:table-cell table:formula="of:=HEX2DEC([.F94])" office:value-type="string" office:string-value="" calcext:value-type="error">
            <text:p>Err:502</text:p>
          </table:table-cell>
        </table:table-row>
        <table:table-row table:style-name="ro1" table:visibility="filter">
          <table:table-cell office:value-type="string" calcext:value-type="string">
            <text:p>LVAR</text:p>
          </table:table-cell>
          <table:table-cell office:value-type="string" calcext:value-type="string">
            <text:p>LV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7 &amp;96</text:p>
          </table:table-cell>
          <table:table-cell table:formula="of:=MID([.D95];2;2)" office:value-type="string" office:string-value="C7" calcext:value-type="string">
            <text:p>C7</text:p>
          </table:table-cell>
          <table:table-cell table:formula="of:=MID([.D95];6;2)" office:value-type="string" office:string-value="96" calcext:value-type="string">
            <text:p>96</text:p>
          </table:table-cell>
          <table:table-cell table:formula="of:=HEX2DEC([.E95])" office:value-type="float" office:value="199" calcext:value-type="float">
            <text:p>199</text:p>
          </table:table-cell>
          <table:table-cell table:formula="of:=HEX2DEC([.F95])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ID$(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C1</text:p>
          </table:table-cell>
          <table:table-cell table:formula="of:=MID([.D96];2;2)" office:value-type="string" office:string-value="C1" calcext:value-type="string">
            <text:p>C1</text:p>
          </table:table-cell>
          <table:table-cell table:formula="of:=MID([.D96];6;2)">
            <text:p/>
          </table:table-cell>
          <table:table-cell table:formula="of:=HEX2DEC([.E96])" office:value-type="float" office:value="193" calcext:value-type="float">
            <text:p>193</text:p>
          </table:table-cell>
          <table:table-cell table:formula="of:=HEX2DEC([.F9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MOD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83</text:p>
          </table:table-cell>
          <table:table-cell table:formula="of:=MID([.D97];2;2)" office:value-type="string" office:string-value="83" calcext:value-type="string">
            <text:p>83</text:p>
          </table:table-cell>
          <table:table-cell table:formula="of:=MID([.D97];6;2)">
            <text:p/>
          </table:table-cell>
          <table:table-cell table:formula="of:=HEX2DEC([.E97])" office:value-type="float" office:value="131" calcext:value-type="float">
            <text:p>131</text:p>
          </table:table-cell>
          <table:table-cell table:formula="of:=HEX2DEC([.F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MO.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EB</text:p>
          </table:table-cell>
          <table:table-cell table:formula="of:=MID([.D98];2;2)" office:value-type="string" office:string-value="EB" calcext:value-type="string">
            <text:p>EB</text:p>
          </table:table-cell>
          <table:table-cell table:formula="of:=MID([.D98];6;2)">
            <text:p/>
          </table:table-cell>
          <table:table-cell table:formula="of:=HEX2DEC([.E98])" office:value-type="float" office:value="235" calcext:value-type="float">
            <text:p>235</text:p>
          </table:table-cell>
          <table:table-cell table:formula="of:=HEX2DEC([.F98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OUSE</text:p>
          </table:table-cell>
          <table:table-cell office:value-type="string" calcext:value-type="string">
            <text:p>MOU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97</text:p>
          </table:table-cell>
          <table:table-cell table:formula="of:=MID([.D99];2;2)" office:value-type="string" office:string-value="C8" calcext:value-type="string">
            <text:p>C8</text:p>
          </table:table-cell>
          <table:table-cell table:formula="of:=MID([.D99];6;2)" office:value-type="string" office:string-value="97" calcext:value-type="string">
            <text:p>97</text:p>
          </table:table-cell>
          <table:table-cell table:formula="of:=HEX2DEC([.E99])" office:value-type="float" office:value="200" calcext:value-type="float">
            <text:p>200</text:p>
          </table:table-cell>
          <table:table-cell table:formula="of:=HEX2DEC([.F99])"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string" calcext:value-type="string">
            <text:p>MOV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EC</text:p>
          </table:table-cell>
          <table:table-cell table:formula="of:=MID([.D100];2;2)" office:value-type="string" office:string-value="EC" calcext:value-type="string">
            <text:p>EC</text:p>
          </table:table-cell>
          <table:table-cell table:formula="of:=MID([.D100];6;2)">
            <text:p/>
          </table:table-cell>
          <table:table-cell table:formula="of:=HEX2DEC([.E100])" office:value-type="float" office:value="236" calcext:value-type="float">
            <text:p>236</text:p>
          </table:table-cell>
          <table:table-cell table:formula="of:=HEX2DEC([.F100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E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C7 &amp;97</text:p>
          </table:table-cell>
          <table:table-cell table:formula="of:=MID([.D101];2;2)" office:value-type="string" office:string-value="C7" calcext:value-type="string">
            <text:p>C7</text:p>
          </table:table-cell>
          <table:table-cell table:formula="of:=MID([.D101];6;2)" office:value-type="string" office:string-value="97" calcext:value-type="string">
            <text:p>97</text:p>
          </table:table-cell>
          <table:table-cell table:formula="of:=HEX2DEC([.E101])" office:value-type="float" office:value="199" calcext:value-type="float">
            <text:p>199</text:p>
          </table:table-cell>
          <table:table-cell table:formula="of:=HEX2DEC([.F101])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NEXT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ED</text:p>
          </table:table-cell>
          <table:table-cell table:formula="of:=MID([.D102];2;2)" office:value-type="string" office:string-value="ED" calcext:value-type="string">
            <text:p>ED</text:p>
          </table:table-cell>
          <table:table-cell table:formula="of:=MID([.D102];6;2)">
            <text:p/>
          </table:table-cell>
          <table:table-cell table:formula="of:=HEX2DEC([.E102])" office:value-type="float" office:value="237" calcext:value-type="float">
            <text:p>237</text:p>
          </table:table-cell>
          <table:table-cell table:formula="of:=HEX2DEC([.F10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O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AC</text:p>
          </table:table-cell>
          <table:table-cell table:formula="of:=MID([.D103];2;2)" office:value-type="string" office:string-value="AC" calcext:value-type="string">
            <text:p>AC</text:p>
          </table:table-cell>
          <table:table-cell table:formula="of:=MID([.D103];6;2)">
            <text:p/>
          </table:table-cell>
          <table:table-cell table:formula="of:=HEX2DEC([.E103])" office:value-type="float" office:value="172" calcext:value-type="float">
            <text:p>172</text:p>
          </table:table-cell>
          <table:table-cell table:formula="of:=HEX2DEC([.F103]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O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A</text:p>
          </table:table-cell>
          <table:table-cell table:formula="of:=MID([.D104];2;2)" office:value-type="string" office:string-value="CA" calcext:value-type="string">
            <text:p>CA</text:p>
          </table:table-cell>
          <table:table-cell table:formula="of:=MID([.D104];6;2)">
            <text:p/>
          </table:table-cell>
          <table:table-cell table:formula="of:=HEX2DEC([.E104])" office:value-type="float" office:value="202" calcext:value-type="float">
            <text:p>202</text:p>
          </table:table-cell>
          <table:table-cell table:formula="of:=HEX2DEC([.F10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87</text:p>
          </table:table-cell>
          <table:table-cell table:formula="of:=MID([.D105];2;2)" office:value-type="string" office:string-value="87" calcext:value-type="string">
            <text:p>87</text:p>
          </table:table-cell>
          <table:table-cell table:formula="of:=MID([.D105];6;2)">
            <text:p/>
          </table:table-cell>
          <table:table-cell table:formula="of:=HEX2DEC([.E105])" office:value-type="float" office:value="135" calcext:value-type="float">
            <text:p>135</text:p>
          </table:table-cell>
          <table:table-cell table:formula="of:=HEX2DEC([.F1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C7 &amp;98</text:p>
          </table:table-cell>
          <table:table-cell table:formula="of:=MID([.D106];2;2)" office:value-type="string" office:string-value="C7" calcext:value-type="string">
            <text:p>C7</text:p>
          </table:table-cell>
          <table:table-cell table:formula="of:=MID([.D106];6;2)" office:value-type="string" office:string-value="98" calcext:value-type="string">
            <text:p>98</text:p>
          </table:table-cell>
          <table:table-cell table:formula="of:=HEX2DEC([.E106])" office:value-type="float" office:value="199" calcext:value-type="float">
            <text:p>199</text:p>
          </table:table-cell>
          <table:table-cell table:formula="of:=HEX2DEC([.F106])"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EE</text:p>
          </table:table-cell>
          <table:table-cell table:formula="of:=MID([.D107];2;2)" office:value-type="string" office:string-value="EE" calcext:value-type="string">
            <text:p>EE</text:p>
          </table:table-cell>
          <table:table-cell table:formula="of:=MID([.D107];6;2)">
            <text:p/>
          </table:table-cell>
          <table:table-cell table:formula="of:=HEX2DEC([.E107])" office:value-type="float" office:value="238" calcext:value-type="float">
            <text:p>238</text:p>
          </table:table-cell>
          <table:table-cell table:formula="of:=HEX2DEC([.F107]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ON ERROR</text:p>
          </table:table-cell>
          <table:table-cell office:value-type="string" calcext:value-type="string">
            <text:p>V</text:p>
          </table:table-cell>
          <table:table-cell table:style-name="Default"/>
          <table:table-cell table:formula="of:=MID([.D108];2;2)">
            <text:p/>
          </table:table-cell>
          <table:table-cell table:formula="of:=MID([.D108];6;2)">
            <text:p/>
          </table:table-cell>
          <table:table-cell table:formula="of:=HEX2DEC([.E108])" office:value-type="float" office:value="0" calcext:value-type="float">
            <text:p>0</text:p>
          </table:table-cell>
          <table:table-cell table:formula="of:=HEX2DEC([.F1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NIN</text:p>
          </table:table-cell>
          <table:table-cell office:value-type="string" calcext:value-type="string">
            <text:p>OP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8E</text:p>
          </table:table-cell>
          <table:table-cell table:formula="of:=MID([.D109];2;2)" office:value-type="string" office:string-value="8E" calcext:value-type="string">
            <text:p>8E</text:p>
          </table:table-cell>
          <table:table-cell table:formula="of:=MID([.D109];6;2)">
            <text:p/>
          </table:table-cell>
          <table:table-cell table:formula="of:=HEX2DEC([.E109])" office:value-type="float" office:value="142" calcext:value-type="float">
            <text:p>142</text:p>
          </table:table-cell>
          <table:table-cell table:formula="of:=HEX2DEC([.F1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NOUT</text:p>
          </table:table-cell>
          <table:table-cell office:value-type="string" calcext:value-type="string">
            <text:p>OPENO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AE</text:p>
          </table:table-cell>
          <table:table-cell table:formula="of:=MID([.D110];2;2)" office:value-type="string" office:string-value="AE" calcext:value-type="string">
            <text:p>AE</text:p>
          </table:table-cell>
          <table:table-cell table:formula="of:=MID([.D110];6;2)">
            <text:p/>
          </table:table-cell>
          <table:table-cell table:formula="of:=HEX2DEC([.E110])" office:value-type="float" office:value="174" calcext:value-type="float">
            <text:p>174</text:p>
          </table:table-cell>
          <table:table-cell table:formula="of:=HEX2DEC([.F110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OPENUP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&amp;AD</text:p>
          </table:table-cell>
          <table:table-cell table:formula="of:=MID([.D111];2;2)" office:value-type="string" office:string-value="AD" calcext:value-type="string">
            <text:p>AD</text:p>
          </table:table-cell>
          <table:table-cell table:formula="of:=MID([.D111];6;2)">
            <text:p/>
          </table:table-cell>
          <table:table-cell table:formula="of:=HEX2DEC([.E111])" office:value-type="float" office:value="173" calcext:value-type="float">
            <text:p>173</text:p>
          </table:table-cell>
          <table:table-cell table:formula="of:=HEX2DEC([.F11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84</text:p>
          </table:table-cell>
          <table:table-cell table:formula="of:=MID([.D112];2;2)" office:value-type="string" office:string-value="84" calcext:value-type="string">
            <text:p>84</text:p>
          </table:table-cell>
          <table:table-cell table:formula="of:=MID([.D112];6;2)">
            <text:p/>
          </table:table-cell>
          <table:table-cell table:formula="of:=HEX2DEC([.E112])" office:value-type="float" office:value="132" calcext:value-type="float">
            <text:p>132</text:p>
          </table:table-cell>
          <table:table-cell table:formula="of:=HEX2DEC([.F112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ORIGIN</text:p>
          </table:table-cell>
          <table:table-cell office:value-type="string" calcext:value-type="string">
            <text:p>OR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91</text:p>
          </table:table-cell>
          <table:table-cell table:formula="of:=MID([.D113];2;2)" office:value-type="string" office:string-value="C8" calcext:value-type="string">
            <text:p>C8</text:p>
          </table:table-cell>
          <table:table-cell table:formula="of:=MID([.D113];6;2)" office:value-type="string" office:string-value="91" calcext:value-type="string">
            <text:p>91</text:p>
          </table:table-cell>
          <table:table-cell table:formula="of:=HEX2DEC([.E113])" office:value-type="float" office:value="200" calcext:value-type="float">
            <text:p>200</text:p>
          </table:table-cell>
          <table:table-cell table:formula="of:=HEX2DEC([.F113])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OSCLI</text:p>
          </table:table-cell>
          <table:table-cell office:value-type="string" calcext:value-type="string">
            <text:p>OS.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&amp;FF</text:p>
          </table:table-cell>
          <table:table-cell table:formula="of:=MID([.D114];2;2)" office:value-type="string" office:string-value="FF" calcext:value-type="string">
            <text:p>FF</text:p>
          </table:table-cell>
          <table:table-cell table:formula="of:=MID([.D114];6;2)">
            <text:p/>
          </table:table-cell>
          <table:table-cell table:formula="of:=HEX2DEC([.E114])" office:value-type="float" office:value="255" calcext:value-type="float">
            <text:p>255</text:p>
          </table:table-cell>
          <table:table-cell table:formula="of:=HEX2DEC([.F114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OTHERWISE</text:p>
          </table:table-cell>
          <table:table-cell office:value-type="string" calcext:value-type="string">
            <text:p>OT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7F</text:p>
          </table:table-cell>
          <table:table-cell table:formula="of:=MID([.D115];2;2)" office:value-type="string" office:string-value="7F" calcext:value-type="string">
            <text:p>7F</text:p>
          </table:table-cell>
          <table:table-cell table:formula="of:=MID([.D115];6;2)">
            <text:p/>
          </table:table-cell>
          <table:table-cell table:formula="of:=HEX2DEC([.E115])" office:value-type="float" office:value="127" calcext:value-type="float">
            <text:p>127</text:p>
          </table:table-cell>
          <table:table-cell table:formula="of:=HEX2DEC([.F115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OVERLAY</text:p>
          </table:table-cell>
          <table:table-cell office:value-type="string" calcext:value-type="string">
            <text:p>OV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A3</text:p>
          </table:table-cell>
          <table:table-cell table:formula="of:=MID([.D116];2;2)" office:value-type="string" office:string-value="C8" calcext:value-type="string">
            <text:p>C8</text:p>
          </table:table-cell>
          <table:table-cell table:formula="of:=MID([.D116];6;2)" office:value-type="string" office:string-value="A3" calcext:value-type="string">
            <text:p>A3</text:p>
          </table:table-cell>
          <table:table-cell table:formula="of:=HEX2DEC([.E116])" office:value-type="float" office:value="200" calcext:value-type="float">
            <text:p>200</text:p>
          </table:table-cell>
          <table:table-cell table:formula="of:=HEX2DEC([.F116])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PA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D0 / &amp;90</text:p>
          </table:table-cell>
          <table:table-cell table:formula="of:=MID([.D117];2;2)" office:value-type="string" office:string-value="D0" calcext:value-type="string">
            <text:p>D0</text:p>
          </table:table-cell>
          <table:table-cell table:formula="of:=MID([.D117];6;2)" office:value-type="string" office:string-value=" &amp;" calcext:value-type="string">
            <text:p><text:s/>&amp;</text:p>
          </table:table-cell>
          <table:table-cell table:formula="of:=HEX2DEC([.E117])" office:value-type="float" office:value="208" calcext:value-type="float">
            <text:p>208</text:p>
          </table:table-cell>
          <table:table-cell table:formula="of:=HEX2DEC([.F11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2" office:value-type="string" calcext:value-type="string">
            <text:p>P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AF</text:p>
          </table:table-cell>
          <table:table-cell table:formula="of:=MID([.D118];2;2)" office:value-type="string" office:string-value="AF" calcext:value-type="string">
            <text:p>AF</text:p>
          </table:table-cell>
          <table:table-cell table:formula="of:=MID([.D118];6;2)">
            <text:p/>
          </table:table-cell>
          <table:table-cell table:formula="of:=HEX2DEC([.E118])" office:value-type="float" office:value="175" calcext:value-type="float">
            <text:p>175</text:p>
          </table:table-cell>
          <table:table-cell table:formula="of:=HEX2DEC([.F1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PL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F0</text:p>
          </table:table-cell>
          <table:table-cell table:formula="of:=MID([.D119];2;2)" office:value-type="string" office:string-value="F0" calcext:value-type="string">
            <text:p>F0</text:p>
          </table:table-cell>
          <table:table-cell table:formula="of:=MID([.D119];6;2)">
            <text:p/>
          </table:table-cell>
          <table:table-cell table:formula="of:=HEX2DEC([.E119])" office:value-type="float" office:value="240" calcext:value-type="float">
            <text:p>240</text:p>
          </table:table-cell>
          <table:table-cell table:formula="of:=HEX2DEC([.F119]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92</text:p>
          </table:table-cell>
          <table:table-cell table:formula="of:=MID([.D120];2;2)" office:value-type="string" office:string-value="C8" calcext:value-type="string">
            <text:p>C8</text:p>
          </table:table-cell>
          <table:table-cell table:formula="of:=MID([.D120];6;2)" office:value-type="string" office:string-value="92" calcext:value-type="string">
            <text:p>92</text:p>
          </table:table-cell>
          <table:table-cell table:formula="of:=HEX2DEC([.E120])" office:value-type="float" office:value="200" calcext:value-type="float">
            <text:p>200</text:p>
          </table:table-cell>
          <table:table-cell table:formula="of:=HEX2DEC([.F120])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POINT(</text:p>
          </table:table-cell>
          <table:table-cell office:value-type="string" calcext:value-type="string">
            <text:p>PO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B0</text:p>
          </table:table-cell>
          <table:table-cell table:formula="of:=MID([.D121];2;2)" office:value-type="string" office:string-value="B0" calcext:value-type="string">
            <text:p>B0</text:p>
          </table:table-cell>
          <table:table-cell table:formula="of:=MID([.D121];6;2)">
            <text:p/>
          </table:table-cell>
          <table:table-cell table:formula="of:=HEX2DEC([.E121])" office:value-type="float" office:value="176" calcext:value-type="float">
            <text:p>176</text:p>
          </table:table-cell>
          <table:table-cell table:formula="of:=HEX2DEC([.F12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P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B1</text:p>
          </table:table-cell>
          <table:table-cell table:formula="of:=MID([.D122];2;2)" office:value-type="string" office:string-value="B1" calcext:value-type="string">
            <text:p>B1</text:p>
          </table:table-cell>
          <table:table-cell table:formula="of:=MID([.D122];6;2)">
            <text:p/>
          </table:table-cell>
          <table:table-cell table:formula="of:=HEX2DEC([.E122])" office:value-type="float" office:value="177" calcext:value-type="float">
            <text:p>177</text:p>
          </table:table-cell>
          <table:table-cell table:formula="of:=HEX2DEC([.F1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F1</text:p>
          </table:table-cell>
          <table:table-cell table:formula="of:=MID([.D123];2;2)" office:value-type="string" office:string-value="F1" calcext:value-type="string">
            <text:p>F1</text:p>
          </table:table-cell>
          <table:table-cell table:formula="of:=MID([.D123];6;2)">
            <text:p/>
          </table:table-cell>
          <table:table-cell table:formula="of:=HEX2DEC([.E123])" office:value-type="float" office:value="241" calcext:value-type="float">
            <text:p>241</text:p>
          </table:table-cell>
          <table:table-cell table:formula="of:=HEX2DEC([.F12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PRINT#</text:p>
          </table:table-cell>
          <table:table-cell office:value-type="string" calcext:value-type="string">
            <text:p>I</text:p>
          </table:table-cell>
          <table:table-cell table:style-name="Default"/>
          <table:table-cell table:formula="of:=MID([.D124];2;2)">
            <text:p/>
          </table:table-cell>
          <table:table-cell table:formula="of:=MID([.D124];6;2)">
            <text:p/>
          </table:table-cell>
          <table:table-cell table:formula="of:=HEX2DEC([.E124])" office:value-type="float" office:value="0" calcext:value-type="float">
            <text:p>0</text:p>
          </table:table-cell>
          <table:table-cell table:formula="of:=HEX2DEC([.F12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PRO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F2</text:p>
          </table:table-cell>
          <table:table-cell table:formula="of:=MID([.D125];2;2)" office:value-type="string" office:string-value="F2" calcext:value-type="string">
            <text:p>F2</text:p>
          </table:table-cell>
          <table:table-cell table:formula="of:=MID([.D125];6;2)">
            <text:p/>
          </table:table-cell>
          <table:table-cell table:formula="of:=HEX2DEC([.E125])" office:value-type="float" office:value="242" calcext:value-type="float">
            <text:p>242</text:p>
          </table:table-cell>
          <table:table-cell table:formula="of:=HEX2DEC([.F12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PT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CF / &amp;8F</text:p>
          </table:table-cell>
          <table:table-cell table:formula="of:=MID([.D126];2;2)" office:value-type="string" office:string-value="CF" calcext:value-type="string">
            <text:p>CF</text:p>
          </table:table-cell>
          <table:table-cell table:formula="of:=MID([.D126];6;2)" office:value-type="string" office:string-value=" &amp;" calcext:value-type="string">
            <text:p><text:s/>&amp;</text:p>
          </table:table-cell>
          <table:table-cell table:formula="of:=HEX2DEC([.E126])" office:value-type="float" office:value="207" calcext:value-type="float">
            <text:p>207</text:p>
          </table:table-cell>
          <table:table-cell table:formula="of:=HEX2DEC([.F12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2" office:value-type="string" calcext:value-type="string">
            <text:p>PTR#</text:p>
          </table:table-cell>
          <table:table-cell office:value-type="string" calcext:value-type="string">
            <text:p>I</text:p>
          </table:table-cell>
          <table:table-cell table:style-name="Default"/>
          <table:table-cell table:formula="of:=MID([.D127];2;2)">
            <text:p/>
          </table:table-cell>
          <table:table-cell table:formula="of:=MID([.D127];6;2)">
            <text:p/>
          </table:table-cell>
          <table:table-cell table:formula="of:=HEX2DEC([.E127])" office:value-type="float" office:value="0" calcext:value-type="float">
            <text:p>0</text:p>
          </table:table-cell>
          <table:table-cell table:formula="of:=HEX2DEC([.F127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QUIT</text:p>
          </table:table-cell>
          <table:table-cell office:value-type="string" calcext:value-type="string">
            <text:p>Q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98</text:p>
          </table:table-cell>
          <table:table-cell table:formula="of:=MID([.D128];2;2)" office:value-type="string" office:string-value="C8" calcext:value-type="string">
            <text:p>C8</text:p>
          </table:table-cell>
          <table:table-cell table:formula="of:=MID([.D128];6;2)" office:value-type="string" office:string-value="98" calcext:value-type="string">
            <text:p>98</text:p>
          </table:table-cell>
          <table:table-cell table:formula="of:=HEX2DEC([.E128])" office:value-type="float" office:value="200" calcext:value-type="float">
            <text:p>200</text:p>
          </table:table-cell>
          <table:table-cell table:formula="of:=HEX2DEC([.F128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&amp;B2</text:p>
          </table:table-cell>
          <table:table-cell table:formula="of:=MID([.D129];2;2)" office:value-type="string" office:string-value="B2" calcext:value-type="string">
            <text:p>B2</text:p>
          </table:table-cell>
          <table:table-cell table:formula="of:=MID([.D129];6;2)">
            <text:p/>
          </table:table-cell>
          <table:table-cell table:formula="of:=HEX2DEC([.E129])" office:value-type="float" office:value="178" calcext:value-type="float">
            <text:p>178</text:p>
          </table:table-cell>
          <table:table-cell table:formula="of:=HEX2DEC([.F129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REA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F3</text:p>
          </table:table-cell>
          <table:table-cell table:formula="of:=MID([.D130];2;2)" office:value-type="string" office:string-value="F3" calcext:value-type="string">
            <text:p>F3</text:p>
          </table:table-cell>
          <table:table-cell table:formula="of:=MID([.D130];6;2)">
            <text:p/>
          </table:table-cell>
          <table:table-cell table:formula="of:=HEX2DEC([.E130])" office:value-type="float" office:value="243" calcext:value-type="float">
            <text:p>243</text:p>
          </table:table-cell>
          <table:table-cell table:formula="of:=HEX2DEC([.F130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CTANGLE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93</text:p>
          </table:table-cell>
          <table:table-cell table:formula="of:=MID([.D131];2;2)" office:value-type="string" office:string-value="C8" calcext:value-type="string">
            <text:p>C8</text:p>
          </table:table-cell>
          <table:table-cell table:formula="of:=MID([.D131];6;2)" office:value-type="string" office:string-value="93" calcext:value-type="string">
            <text:p>93</text:p>
          </table:table-cell>
          <table:table-cell table:formula="of:=HEX2DEC([.E131])" office:value-type="float" office:value="200" calcext:value-type="float">
            <text:p>200</text:p>
          </table:table-cell>
          <table:table-cell table:formula="of:=HEX2DEC([.F131])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string" calcext:value-type="string">
            <text:p>RE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F4</text:p>
          </table:table-cell>
          <table:table-cell table:formula="of:=MID([.D132];2;2)" office:value-type="string" office:string-value="F4" calcext:value-type="string">
            <text:p>F4</text:p>
          </table:table-cell>
          <table:table-cell table:formula="of:=MID([.D132];6;2)">
            <text:p/>
          </table:table-cell>
          <table:table-cell table:formula="of:=HEX2DEC([.E132])" office:value-type="float" office:value="244" calcext:value-type="float">
            <text:p>244</text:p>
          </table:table-cell>
          <table:table-cell table:formula="of:=HEX2DEC([.F1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UMBER</text:p>
          </table:table-cell>
          <table:table-cell office:value-type="string" calcext:value-type="string">
            <text:p>REN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C7 &amp;99</text:p>
          </table:table-cell>
          <table:table-cell table:formula="of:=MID([.D133];2;2)" office:value-type="string" office:string-value="C7" calcext:value-type="string">
            <text:p>C7</text:p>
          </table:table-cell>
          <table:table-cell table:formula="of:=MID([.D133];6;2)" office:value-type="string" office:string-value="99" calcext:value-type="string">
            <text:p>99</text:p>
          </table:table-cell>
          <table:table-cell table:formula="of:=HEX2DEC([.E133])" office:value-type="float" office:value="199" calcext:value-type="float">
            <text:p>199</text:p>
          </table:table-cell>
          <table:table-cell table:formula="of:=HEX2DEC([.F133])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REPEAT</text:p>
          </table:table-cell>
          <table:table-cell office:value-type="string" calcext:value-type="string">
            <text:p>REP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F5</text:p>
          </table:table-cell>
          <table:table-cell table:formula="of:=MID([.D134];2;2)" office:value-type="string" office:string-value="F5" calcext:value-type="string">
            <text:p>F5</text:p>
          </table:table-cell>
          <table:table-cell table:formula="of:=MID([.D134];6;2)">
            <text:p/>
          </table:table-cell>
          <table:table-cell table:formula="of:=HEX2DEC([.E134])" office:value-type="float" office:value="245" calcext:value-type="float">
            <text:p>245</text:p>
          </table:table-cell>
          <table:table-cell table:formula="of:=HEX2DEC([.F1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REPO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F6</text:p>
          </table:table-cell>
          <table:table-cell table:formula="of:=MID([.D135];2;2)" office:value-type="string" office:string-value="F6" calcext:value-type="string">
            <text:p>F6</text:p>
          </table:table-cell>
          <table:table-cell table:formula="of:=MID([.D135];6;2)">
            <text:p/>
          </table:table-cell>
          <table:table-cell table:formula="of:=HEX2DEC([.E135])" office:value-type="float" office:value="246" calcext:value-type="float">
            <text:p>246</text:p>
          </table:table-cell>
          <table:table-cell table:formula="of:=HEX2DEC([.F135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PORT$</text:p>
          </table:table-cell>
          <table:table-cell office:value-type="string" calcext:value-type="string">
            <text:p>REPO.$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F6 &amp;24</text:p>
          </table:table-cell>
          <table:table-cell table:formula="of:=MID([.D136];2;2)" office:value-type="string" office:string-value="F6" calcext:value-type="string">
            <text:p>F6</text:p>
          </table:table-cell>
          <table:table-cell table:formula="of:=MID([.D136];6;2)" office:value-type="string" office:string-value="24" calcext:value-type="string">
            <text:p>24</text:p>
          </table:table-cell>
          <table:table-cell table:formula="of:=HEX2DEC([.E136])" office:value-type="float" office:value="246" calcext:value-type="float">
            <text:p>246</text:p>
          </table:table-cell>
          <table:table-cell table:formula="of:=HEX2DEC([.F136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ESTORE</text:p>
          </table:table-cell>
          <table:table-cell office:value-type="string" calcext:value-type="string">
            <text:p>RES.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F7</text:p>
          </table:table-cell>
          <table:table-cell table:formula="of:=MID([.D137];2;2)" office:value-type="string" office:string-value="F7" calcext:value-type="string">
            <text:p>F7</text:p>
          </table:table-cell>
          <table:table-cell table:formula="of:=MID([.D137];6;2)">
            <text:p/>
          </table:table-cell>
          <table:table-cell table:formula="of:=HEX2DEC([.E137])" office:value-type="float" office:value="247" calcext:value-type="float">
            <text:p>247</text:p>
          </table:table-cell>
          <table:table-cell table:formula="of:=HEX2DEC([.F13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STORE DATA</text:p>
          </table:table-cell>
          <table:table-cell office:value-type="string" calcext:value-type="string">
            <text:p>V</text:p>
          </table:table-cell>
          <table:table-cell table:style-name="Default" table:number-columns-repeated="2"/>
          <table:table-cell table:formula="of:=MID([.D138];2;2)">
            <text:p/>
          </table:table-cell>
          <table:table-cell table:formula="of:=MID([.D138];6;2)">
            <text:p/>
          </table:table-cell>
          <table:table-cell table:formula="of:=HEX2DEC([.E138])" office:value-type="float" office:value="0" calcext:value-type="float">
            <text:p>0</text:p>
          </table:table-cell>
          <table:table-cell table:formula="of:=HEX2DEC([.F13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STORE ERROR</text:p>
          </table:table-cell>
          <table:table-cell office:value-type="string" calcext:value-type="string">
            <text:p>V</text:p>
          </table:table-cell>
          <table:table-cell table:style-name="Default" table:number-columns-repeated="2"/>
          <table:table-cell table:formula="of:=MID([.D139];2;2)">
            <text:p/>
          </table:table-cell>
          <table:table-cell table:formula="of:=MID([.D139];6;2)">
            <text:p/>
          </table:table-cell>
          <table:table-cell table:formula="of:=HEX2DEC([.E139])" office:value-type="float" office:value="0" calcext:value-type="float">
            <text:p>0</text:p>
          </table:table-cell>
          <table:table-cell table:formula="of:=HEX2DEC([.F1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F8</text:p>
          </table:table-cell>
          <table:table-cell table:formula="of:=MID([.D140];2;2)" office:value-type="string" office:string-value="F8" calcext:value-type="string">
            <text:p>F8</text:p>
          </table:table-cell>
          <table:table-cell table:formula="of:=MID([.D140];6;2)">
            <text:p/>
          </table:table-cell>
          <table:table-cell table:formula="of:=HEX2DEC([.E140])" office:value-type="float" office:value="248" calcext:value-type="float">
            <text:p>248</text:p>
          </table:table-cell>
          <table:table-cell table:formula="of:=HEX2DEC([.F1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GHT$(</text:p>
          </table:table-cell>
          <table:table-cell office:value-type="string" calcext:value-type="string">
            <text:p>RI.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C2</text:p>
          </table:table-cell>
          <table:table-cell table:formula="of:=MID([.D141];2;2)" office:value-type="string" office:string-value="C2" calcext:value-type="string">
            <text:p>C2</text:p>
          </table:table-cell>
          <table:table-cell table:formula="of:=MID([.D141];6;2)">
            <text:p/>
          </table:table-cell>
          <table:table-cell table:formula="of:=HEX2DEC([.E141])" office:value-type="float" office:value="194" calcext:value-type="float">
            <text:p>194</text:p>
          </table:table-cell>
          <table:table-cell table:formula="of:=HEX2DEC([.F14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RN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B3</text:p>
          </table:table-cell>
          <table:table-cell table:formula="of:=MID([.D142];2;2)" office:value-type="string" office:string-value="B3" calcext:value-type="string">
            <text:p>B3</text:p>
          </table:table-cell>
          <table:table-cell table:formula="of:=MID([.D142];6;2)">
            <text:p/>
          </table:table-cell>
          <table:table-cell table:formula="of:=HEX2DEC([.E142])" office:value-type="float" office:value="179" calcext:value-type="float">
            <text:p>179</text:p>
          </table:table-cell>
          <table:table-cell table:formula="of:=HEX2DEC([.F14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RU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F9</text:p>
          </table:table-cell>
          <table:table-cell table:formula="of:=MID([.D143];2;2)" office:value-type="string" office:string-value="F9" calcext:value-type="string">
            <text:p>F9</text:p>
          </table:table-cell>
          <table:table-cell table:formula="of:=MID([.D143];6;2)">
            <text:p/>
          </table:table-cell>
          <table:table-cell table:formula="of:=HEX2DEC([.E143])" office:value-type="float" office:value="249" calcext:value-type="float">
            <text:p>249</text:p>
          </table:table-cell>
          <table:table-cell table:formula="of:=HEX2DEC([.F1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SA.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C7 &amp;9A</text:p>
          </table:table-cell>
          <table:table-cell table:formula="of:=MID([.D144];2;2)" office:value-type="string" office:string-value="C7" calcext:value-type="string">
            <text:p>C7</text:p>
          </table:table-cell>
          <table:table-cell table:formula="of:=MID([.D144];6;2)" office:value-type="string" office:string-value="9A" calcext:value-type="string">
            <text:p>9A</text:p>
          </table:table-cell>
          <table:table-cell table:formula="of:=HEX2DEC([.E144])" office:value-type="float" office:value="199" calcext:value-type="float">
            <text:p>199</text:p>
          </table:table-cell>
          <table:table-cell table:formula="of:=HEX2DEC([.F144])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string" calcext:value-type="string">
            <text:p>SG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B4</text:p>
          </table:table-cell>
          <table:table-cell table:formula="of:=MID([.D145];2;2)" office:value-type="string" office:string-value="B4" calcext:value-type="string">
            <text:p>B4</text:p>
          </table:table-cell>
          <table:table-cell table:formula="of:=MID([.D145];6;2)">
            <text:p/>
          </table:table-cell>
          <table:table-cell table:formula="of:=HEX2DEC([.E145])" office:value-type="float" office:value="180" calcext:value-type="float">
            <text:p>180</text:p>
          </table:table-cell>
          <table:table-cell table:formula="of:=HEX2DEC([.F14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S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B5</text:p>
          </table:table-cell>
          <table:table-cell table:formula="of:=MID([.D146];2;2)" office:value-type="string" office:string-value="B5" calcext:value-type="string">
            <text:p>B5</text:p>
          </table:table-cell>
          <table:table-cell table:formula="of:=MID([.D146];6;2)">
            <text:p/>
          </table:table-cell>
          <table:table-cell table:formula="of:=HEX2DEC([.E146])" office:value-type="float" office:value="181" calcext:value-type="float">
            <text:p>181</text:p>
          </table:table-cell>
          <table:table-cell table:formula="of:=HEX2DEC([.F1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SO.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D4</text:p>
          </table:table-cell>
          <table:table-cell table:formula="of:=MID([.D147];2;2)" office:value-type="string" office:string-value="D4" calcext:value-type="string">
            <text:p>D4</text:p>
          </table:table-cell>
          <table:table-cell table:formula="of:=MID([.D147];6;2)">
            <text:p/>
          </table:table-cell>
          <table:table-cell table:formula="of:=HEX2DEC([.E147])" office:value-type="float" office:value="212" calcext:value-type="float">
            <text:p>212</text:p>
          </table:table-cell>
          <table:table-cell table:formula="of:=HEX2DEC([.F14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SP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89</text:p>
          </table:table-cell>
          <table:table-cell table:formula="of:=MID([.D148];2;2)" office:value-type="string" office:string-value="89" calcext:value-type="string">
            <text:p>89</text:p>
          </table:table-cell>
          <table:table-cell table:formula="of:=MID([.D148];6;2)">
            <text:p/>
          </table:table-cell>
          <table:table-cell table:formula="of:=HEX2DEC([.E148])" office:value-type="float" office:value="137" calcext:value-type="float">
            <text:p>137</text:p>
          </table:table-cell>
          <table:table-cell table:formula="of:=HEX2DEC([.F14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SQ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B6</text:p>
          </table:table-cell>
          <table:table-cell table:formula="of:=MID([.D149];2;2)" office:value-type="string" office:string-value="B6" calcext:value-type="string">
            <text:p>B6</text:p>
          </table:table-cell>
          <table:table-cell table:formula="of:=MID([.D149];6;2)">
            <text:p/>
          </table:table-cell>
          <table:table-cell table:formula="of:=HEX2DEC([.E149])" office:value-type="float" office:value="182" calcext:value-type="float">
            <text:p>182</text:p>
          </table:table-cell>
          <table:table-cell table:formula="of:=HEX2DEC([.F1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88</text:p>
          </table:table-cell>
          <table:table-cell table:formula="of:=MID([.D150];2;2)" office:value-type="string" office:string-value="88" calcext:value-type="string">
            <text:p>88</text:p>
          </table:table-cell>
          <table:table-cell table:formula="of:=MID([.D150];6;2)">
            <text:p/>
          </table:table-cell>
          <table:table-cell table:formula="of:=HEX2DEC([.E150])" office:value-type="float" office:value="136" calcext:value-type="float">
            <text:p>136</text:p>
          </table:table-cell>
          <table:table-cell table:formula="of:=HEX2DEC([.F150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EREO</text:p>
          </table:table-cell>
          <table:table-cell office:value-type="string" calcext:value-type="string">
            <text:p>STER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A2</text:p>
          </table:table-cell>
          <table:table-cell table:formula="of:=MID([.D151];2;2)" office:value-type="string" office:string-value="C8" calcext:value-type="string">
            <text:p>C8</text:p>
          </table:table-cell>
          <table:table-cell table:formula="of:=MID([.D151];6;2)" office:value-type="string" office:string-value="A2" calcext:value-type="string">
            <text:p>A2</text:p>
          </table:table-cell>
          <table:table-cell table:formula="of:=HEX2DEC([.E151])" office:value-type="float" office:value="200" calcext:value-type="float">
            <text:p>200</text:p>
          </table:table-cell>
          <table:table-cell table:formula="of:=HEX2DEC([.F151])"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string" calcext:value-type="string">
            <text:p>STO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FA</text:p>
          </table:table-cell>
          <table:table-cell table:formula="of:=MID([.D152];2;2)" office:value-type="string" office:string-value="FA" calcext:value-type="string">
            <text:p>FA</text:p>
          </table:table-cell>
          <table:table-cell table:formula="of:=MID([.D152];6;2)">
            <text:p/>
          </table:table-cell>
          <table:table-cell table:formula="of:=HEX2DEC([.E152])" office:value-type="float" office:value="250" calcext:value-type="float">
            <text:p>250</text:p>
          </table:table-cell>
          <table:table-cell table:formula="of:=HEX2DEC([.F15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STR$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C3</text:p>
          </table:table-cell>
          <table:table-cell table:formula="of:=MID([.D153];2;2)" office:value-type="string" office:string-value="C3" calcext:value-type="string">
            <text:p>C3</text:p>
          </table:table-cell>
          <table:table-cell table:formula="of:=MID([.D153];6;2)">
            <text:p/>
          </table:table-cell>
          <table:table-cell table:formula="of:=HEX2DEC([.E153])" office:value-type="float" office:value="195" calcext:value-type="float">
            <text:p>195</text:p>
          </table:table-cell>
          <table:table-cell table:formula="of:=HEX2DEC([.F1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$(</text:p>
          </table:table-cell>
          <table:table-cell office:value-type="string" calcext:value-type="string">
            <text:p>STRI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C4</text:p>
          </table:table-cell>
          <table:table-cell table:formula="of:=MID([.D154];2;2)" office:value-type="string" office:string-value="C4" calcext:value-type="string">
            <text:p>C4</text:p>
          </table:table-cell>
          <table:table-cell table:formula="of:=MID([.D154];6;2)">
            <text:p/>
          </table:table-cell>
          <table:table-cell table:formula="of:=HEX2DEC([.E154])" office:value-type="float" office:value="196" calcext:value-type="float">
            <text:p>196</text:p>
          </table:table-cell>
          <table:table-cell table:formula="of:=HEX2DEC([.F154]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6 &amp;8E</text:p>
          </table:table-cell>
          <table:table-cell table:formula="of:=MID([.D155];2;2)" office:value-type="string" office:string-value="C6" calcext:value-type="string">
            <text:p>C6</text:p>
          </table:table-cell>
          <table:table-cell table:formula="of:=MID([.D155];6;2)" office:value-type="string" office:string-value="8E" calcext:value-type="string">
            <text:p>8E</text:p>
          </table:table-cell>
          <table:table-cell table:formula="of:=HEX2DEC([.E155])" office:value-type="float" office:value="198" calcext:value-type="float">
            <text:p>198</text:p>
          </table:table-cell>
          <table:table-cell table:formula="of:=HEX2DEC([.F155])" office:value-type="float" office:value="142" calcext:value-type="float">
            <text:p>14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ML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6 &amp;8E</text:p>
          </table:table-cell>
          <table:table-cell table:formula="of:=MID([.D156];2;2)" office:value-type="string" office:string-value="C6" calcext:value-type="string">
            <text:p>C6</text:p>
          </table:table-cell>
          <table:table-cell table:formula="of:=MID([.D156];6;2)" office:value-type="string" office:string-value="8E" calcext:value-type="string">
            <text:p>8E</text:p>
          </table:table-cell>
          <table:table-cell table:formula="of:=HEX2DEC([.E156])" office:value-type="float" office:value="198" calcext:value-type="float">
            <text:p>198</text:p>
          </table:table-cell>
          <table:table-cell table:formula="of:=HEX2DEC([.F156])" office:value-type="float" office:value="142" calcext:value-type="float">
            <text:p>142</text:p>
          </table:table-cell>
        </table:table-row>
        <table:table-row table:style-name="ro1" table:visibility="filter">
          <table:table-cell office:value-type="string" calcext:value-type="string">
            <text:p>SWAP</text:p>
          </table:table-cell>
          <table:table-cell office:value-type="string" calcext:value-type="string">
            <text:p>SW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94</text:p>
          </table:table-cell>
          <table:table-cell table:formula="of:=MID([.D157];2;2)" office:value-type="string" office:string-value="C8" calcext:value-type="string">
            <text:p>C8</text:p>
          </table:table-cell>
          <table:table-cell table:formula="of:=MID([.D157];6;2)" office:value-type="string" office:string-value="94" calcext:value-type="string">
            <text:p>94</text:p>
          </table:table-cell>
          <table:table-cell table:formula="of:=HEX2DEC([.E157])" office:value-type="float" office:value="200" calcext:value-type="float">
            <text:p>200</text:p>
          </table:table-cell>
          <table:table-cell table:formula="of:=HEX2DEC([.F157])" office:value-type="float" office:value="148" calcext:value-type="float">
            <text:p>14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Y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99</text:p>
          </table:table-cell>
          <table:table-cell table:formula="of:=MID([.D158];2;2)" office:value-type="string" office:string-value="C8" calcext:value-type="string">
            <text:p>C8</text:p>
          </table:table-cell>
          <table:table-cell table:formula="of:=MID([.D158];6;2)" office:value-type="string" office:string-value="99" calcext:value-type="string">
            <text:p>99</text:p>
          </table:table-cell>
          <table:table-cell table:formula="of:=HEX2DEC([.E158])" office:value-type="float" office:value="200" calcext:value-type="float">
            <text:p>200</text:p>
          </table:table-cell>
          <table:table-cell table:formula="of:=HEX2DEC([.F158])"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string" calcext:value-type="string">
            <text:p>TAB(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8A</text:p>
          </table:table-cell>
          <table:table-cell table:formula="of:=MID([.D159];2;2)" office:value-type="string" office:string-value="8A" calcext:value-type="string">
            <text:p>8A</text:p>
          </table:table-cell>
          <table:table-cell table:formula="of:=MID([.D159];6;2)">
            <text:p/>
          </table:table-cell>
          <table:table-cell table:formula="of:=HEX2DEC([.E159])" office:value-type="float" office:value="138" calcext:value-type="float">
            <text:p>138</text:p>
          </table:table-cell>
          <table:table-cell table:formula="of:=HEX2DEC([.F1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B7</text:p>
          </table:table-cell>
          <table:table-cell table:formula="of:=MID([.D160];2;2)" office:value-type="string" office:string-value="B7" calcext:value-type="string">
            <text:p>B7</text:p>
          </table:table-cell>
          <table:table-cell table:formula="of:=MID([.D160];6;2)">
            <text:p/>
          </table:table-cell>
          <table:table-cell table:formula="of:=HEX2DEC([.E160])" office:value-type="float" office:value="183" calcext:value-type="float">
            <text:p>183</text:p>
          </table:table-cell>
          <table:table-cell table:formula="of:=HEX2DEC([.F160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MPO</text:p>
          </table:table-cell>
          <table:table-cell office:value-type="string" calcext:value-type="string">
            <text:p>TE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9F</text:p>
          </table:table-cell>
          <table:table-cell table:formula="of:=MID([.D161];2;2)" office:value-type="string" office:string-value="C8" calcext:value-type="string">
            <text:p>C8</text:p>
          </table:table-cell>
          <table:table-cell table:formula="of:=MID([.D161];6;2)" office:value-type="string" office:string-value="9F" calcext:value-type="string">
            <text:p>9F</text:p>
          </table:table-cell>
          <table:table-cell table:formula="of:=HEX2DEC([.E161])" office:value-type="float" office:value="200" calcext:value-type="float">
            <text:p>200</text:p>
          </table:table-cell>
          <table:table-cell table:formula="of:=HEX2DEC([.F161])" office:value-type="float" office:value="159" calcext:value-type="float">
            <text:p>159</text:p>
          </table:table-cell>
        </table:table-row>
        <table:table-row table:style-name="ro1" table:visibility="filter">
          <table:table-cell office:value-type="string" calcext:value-type="string">
            <text:p>TEXTLOAD</text:p>
          </table:table-cell>
          <table:table-cell office:value-type="string" calcext:value-type="string">
            <text:p>TEXTL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7 &amp;9B</text:p>
          </table:table-cell>
          <table:table-cell table:formula="of:=MID([.D162];2;2)" office:value-type="string" office:string-value="C7" calcext:value-type="string">
            <text:p>C7</text:p>
          </table:table-cell>
          <table:table-cell table:formula="of:=MID([.D162];6;2)" office:value-type="string" office:string-value="9B" calcext:value-type="string">
            <text:p>9B</text:p>
          </table:table-cell>
          <table:table-cell table:formula="of:=HEX2DEC([.E162])" office:value-type="float" office:value="199" calcext:value-type="float">
            <text:p>199</text:p>
          </table:table-cell>
          <table:table-cell table:formula="of:=HEX2DEC([.F162])" office:value-type="float" office:value="155" calcext:value-type="float">
            <text:p>155</text:p>
          </table:table-cell>
        </table:table-row>
        <table:table-row table:style-name="ro1" table:visibility="filter">
          <table:table-cell office:value-type="string" calcext:value-type="string">
            <text:p>TEXTSAVE</text:p>
          </table:table-cell>
          <table:table-cell office:value-type="string" calcext:value-type="string">
            <text:p>TEXTS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7 &amp;9C</text:p>
          </table:table-cell>
          <table:table-cell table:formula="of:=MID([.D163];2;2)" office:value-type="string" office:string-value="C7" calcext:value-type="string">
            <text:p>C7</text:p>
          </table:table-cell>
          <table:table-cell table:formula="of:=MID([.D163];6;2)" office:value-type="string" office:string-value="9C" calcext:value-type="string">
            <text:p>9C</text:p>
          </table:table-cell>
          <table:table-cell table:formula="of:=HEX2DEC([.E163])" office:value-type="float" office:value="199" calcext:value-type="float">
            <text:p>199</text:p>
          </table:table-cell>
          <table:table-cell table:formula="of:=HEX2DEC([.F163])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office:value-type="string" calcext:value-type="string">
            <text:p>TH.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8C</text:p>
          </table:table-cell>
          <table:table-cell table:formula="of:=MID([.D164];2;2)" office:value-type="string" office:string-value="8C" calcext:value-type="string">
            <text:p>8C</text:p>
          </table:table-cell>
          <table:table-cell table:formula="of:=MID([.D164];6;2)">
            <text:p/>
          </table:table-cell>
          <table:table-cell table:formula="of:=HEX2DEC([.E164])" office:value-type="float" office:value="140" calcext:value-type="float">
            <text:p>140</text:p>
          </table:table-cell>
          <table:table-cell table:formula="of:=HEX2DEC([.F1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.</text:p>
          </table:table-cell>
          <table:table-cell office:value-type="string" calcext:value-type="string">
            <text:p>I,IV</text:p>
          </table:table-cell>
          <table:table-cell office:value-type="string" calcext:value-type="string">
            <text:p>&amp;D1</text:p>
          </table:table-cell>
          <table:table-cell table:formula="of:=MID([.D165];2;2)" office:value-type="string" office:string-value="D1" calcext:value-type="string">
            <text:p>D1</text:p>
          </table:table-cell>
          <table:table-cell table:formula="of:=MID([.D165];6;2)">
            <text:p/>
          </table:table-cell>
          <table:table-cell table:formula="of:=HEX2DEC([.E165])" office:value-type="float" office:value="209" calcext:value-type="float">
            <text:p>209</text:p>
          </table:table-cell>
          <table:table-cell table:formula="of:=HEX2DEC([.F1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.</text:p>
          </table:table-cell>
          <table:table-cell office:value-type="string" calcext:value-type="string">
            <text:p>I,IV</text:p>
          </table:table-cell>
          <table:table-cell office:value-type="string" calcext:value-type="string">
            <text:p>&amp;91</text:p>
          </table:table-cell>
          <table:table-cell table:formula="of:=MID([.D166];2;2)" office:value-type="string" office:string-value="91" calcext:value-type="string">
            <text:p>91</text:p>
          </table:table-cell>
          <table:table-cell table:formula="of:=MID([.D166];6;2)">
            <text:p/>
          </table:table-cell>
          <table:table-cell table:formula="of:=HEX2DEC([.E166])" office:value-type="float" office:value="145" calcext:value-type="float">
            <text:p>145</text:p>
          </table:table-cell>
          <table:table-cell table:formula="of:=HEX2DEC([.F1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$</text:p>
          </table:table-cell>
          <table:table-cell office:value-type="string" calcext:value-type="string">
            <text:p>TI.$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&amp;D1 / &amp;91 $</text:p>
          </table:table-cell>
          <table:table-cell table:formula="of:=MID([.D167];2;2)" office:value-type="string" office:string-value="D1" calcext:value-type="string">
            <text:p>D1</text:p>
          </table:table-cell>
          <table:table-cell table:formula="of:=MID([.D167];6;2)" office:value-type="string" office:string-value=" &amp;" calcext:value-type="string">
            <text:p><text:s/>&amp;</text:p>
          </table:table-cell>
          <table:table-cell table:formula="of:=HEX2DEC([.E167])" office:value-type="float" office:value="209" calcext:value-type="float">
            <text:p>209</text:p>
          </table:table-cell>
          <table:table-cell table:formula="of:=HEX2DEC([.F167])" office:value-type="string" office:string-value="" calcext:value-type="error">
            <text:p>Err:50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TI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9C</text:p>
          </table:table-cell>
          <table:table-cell table:formula="of:=MID([.D168];2;2)" office:value-type="string" office:string-value="C8" calcext:value-type="string">
            <text:p>C8</text:p>
          </table:table-cell>
          <table:table-cell table:formula="of:=MID([.D168];6;2)" office:value-type="string" office:string-value="9C" calcext:value-type="string">
            <text:p>9C</text:p>
          </table:table-cell>
          <table:table-cell table:formula="of:=HEX2DEC([.E168])" office:value-type="float" office:value="200" calcext:value-type="float">
            <text:p>200</text:p>
          </table:table-cell>
          <table:table-cell table:formula="of:=HEX2DEC([.F168])"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B8</text:p>
          </table:table-cell>
          <table:table-cell table:formula="of:=MID([.D169];2;2)" office:value-type="string" office:string-value="B8" calcext:value-type="string">
            <text:p>B8</text:p>
          </table:table-cell>
          <table:table-cell table:formula="of:=MID([.D169];6;2)">
            <text:p/>
          </table:table-cell>
          <table:table-cell table:formula="of:=HEX2DEC([.E169])" office:value-type="float" office:value="184" calcext:value-type="float">
            <text:p>184</text:p>
          </table:table-cell>
          <table:table-cell table:formula="of:=HEX2DEC([.F169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TOP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B8 &amp;50</text:p>
          </table:table-cell>
          <table:table-cell table:formula="of:=MID([.D170];2;2)" office:value-type="string" office:string-value="B8" calcext:value-type="string">
            <text:p>B8</text:p>
          </table:table-cell>
          <table:table-cell table:formula="of:=MID([.D170];6;2)" office:value-type="string" office:string-value="50" calcext:value-type="string">
            <text:p>50</text:p>
          </table:table-cell>
          <table:table-cell table:formula="of:=HEX2DEC([.E170])" office:value-type="float" office:value="184" calcext:value-type="float">
            <text:p>184</text:p>
          </table:table-cell>
          <table:table-cell table:formula="of:=HEX2DEC([.F170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TR.</text:p>
          </table:table-cell>
          <table:table-cell office:value-type="string" calcext:value-type="string">
            <text:p>I,V</text:p>
          </table:table-cell>
          <table:table-cell office:value-type="string" calcext:value-type="string">
            <text:p>&amp;FC</text:p>
          </table:table-cell>
          <table:table-cell table:formula="of:=MID([.D171];2;2)" office:value-type="string" office:string-value="FC" calcext:value-type="string">
            <text:p>FC</text:p>
          </table:table-cell>
          <table:table-cell table:formula="of:=MID([.D171];6;2)">
            <text:p/>
          </table:table-cell>
          <table:table-cell table:formula="of:=HEX2DEC([.E171])" office:value-type="float" office:value="252" calcext:value-type="float">
            <text:p>252</text:p>
          </table:table-cell>
          <table:table-cell table:formula="of:=HEX2DEC([.F17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3" office:value-type="boolean" office:boolean-value="true" calcext:value-type="boolean">
            <text:p>TR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B9</text:p>
          </table:table-cell>
          <table:table-cell table:formula="of:=MID([.D172];2;2)" office:value-type="string" office:string-value="B9" calcext:value-type="string">
            <text:p>B9</text:p>
          </table:table-cell>
          <table:table-cell table:formula="of:=MID([.D172];6;2)">
            <text:p/>
          </table:table-cell>
          <table:table-cell table:formula="of:=HEX2DEC([.E172])" office:value-type="float" office:value="185" calcext:value-type="float">
            <text:p>185</text:p>
          </table:table-cell>
          <table:table-cell table:formula="of:=HEX2DEC([.F172]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TW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7 &amp;9D</text:p>
          </table:table-cell>
          <table:table-cell table:formula="of:=MID([.D173];2;2)" office:value-type="string" office:string-value="C7" calcext:value-type="string">
            <text:p>C7</text:p>
          </table:table-cell>
          <table:table-cell table:formula="of:=MID([.D173];6;2)" office:value-type="string" office:string-value="9D" calcext:value-type="string">
            <text:p>9D</text:p>
          </table:table-cell>
          <table:table-cell table:formula="of:=HEX2DEC([.E173])" office:value-type="float" office:value="199" calcext:value-type="float">
            <text:p>199</text:p>
          </table:table-cell>
          <table:table-cell table:formula="of:=HEX2DEC([.F173])" office:value-type="float" office:value="157" calcext:value-type="float">
            <text:p>157</text:p>
          </table:table-cell>
        </table:table-row>
        <table:table-row table:style-name="ro1" table:visibility="filter">
          <table:table-cell office:value-type="string" calcext:value-type="string">
            <text:p>TWINO</text:p>
          </table:table-cell>
          <table:table-cell office:value-type="string" calcext:value-type="string">
            <text:p>TW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7 &amp;9E</text:p>
          </table:table-cell>
          <table:table-cell table:formula="of:=MID([.D174];2;2)" office:value-type="string" office:string-value="C7" calcext:value-type="string">
            <text:p>C7</text:p>
          </table:table-cell>
          <table:table-cell table:formula="of:=MID([.D174];6;2)" office:value-type="string" office:string-value="9E" calcext:value-type="string">
            <text:p>9E</text:p>
          </table:table-cell>
          <table:table-cell table:formula="of:=HEX2DEC([.E174])" office:value-type="float" office:value="199" calcext:value-type="float">
            <text:p>199</text:p>
          </table:table-cell>
          <table:table-cell table:formula="of:=HEX2DEC([.F174])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UNTIL</text:p>
          </table:table-cell>
          <table:table-cell office:value-type="string" calcext:value-type="string">
            <text:p>U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FD</text:p>
          </table:table-cell>
          <table:table-cell table:formula="of:=MID([.D175];2;2)" office:value-type="string" office:string-value="FD" calcext:value-type="string">
            <text:p>FD</text:p>
          </table:table-cell>
          <table:table-cell table:formula="of:=MID([.D175];6;2)">
            <text:p/>
          </table:table-cell>
          <table:table-cell table:formula="of:=HEX2DEC([.E175])" office:value-type="float" office:value="253" calcext:value-type="float">
            <text:p>253</text:p>
          </table:table-cell>
          <table:table-cell table:formula="of:=HEX2DEC([.F17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US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BA</text:p>
          </table:table-cell>
          <table:table-cell table:formula="of:=MID([.D176];2;2)" office:value-type="string" office:string-value="BA" calcext:value-type="string">
            <text:p>BA</text:p>
          </table:table-cell>
          <table:table-cell table:formula="of:=MID([.D176];6;2)">
            <text:p/>
          </table:table-cell>
          <table:table-cell table:formula="of:=HEX2DEC([.E176])" office:value-type="float" office:value="186" calcext:value-type="float">
            <text:p>186</text:p>
          </table:table-cell>
          <table:table-cell table:formula="of:=HEX2DEC([.F17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V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BB</text:p>
          </table:table-cell>
          <table:table-cell table:formula="of:=MID([.D177];2;2)" office:value-type="string" office:string-value="BB" calcext:value-type="string">
            <text:p>BB</text:p>
          </table:table-cell>
          <table:table-cell table:formula="of:=MID([.D177];6;2)">
            <text:p/>
          </table:table-cell>
          <table:table-cell table:formula="of:=HEX2DEC([.E177])" office:value-type="float" office:value="187" calcext:value-type="float">
            <text:p>187</text:p>
          </table:table-cell>
          <table:table-cell table:formula="of:=HEX2DEC([.F1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DU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EF</text:p>
          </table:table-cell>
          <table:table-cell table:formula="of:=MID([.D178];2;2)" office:value-type="string" office:string-value="EF" calcext:value-type="string">
            <text:p>EF</text:p>
          </table:table-cell>
          <table:table-cell table:formula="of:=MID([.D178];6;2)">
            <text:p/>
          </table:table-cell>
          <table:table-cell table:formula="of:=HEX2DEC([.E178])" office:value-type="float" office:value="239" calcext:value-type="float">
            <text:p>239</text:p>
          </table:table-cell>
          <table:table-cell table:formula="of:=HEX2DEC([.F178]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VOIC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A1</text:p>
          </table:table-cell>
          <table:table-cell table:formula="of:=MID([.D179];2;2)" office:value-type="string" office:string-value="C8" calcext:value-type="string">
            <text:p>C8</text:p>
          </table:table-cell>
          <table:table-cell table:formula="of:=MID([.D179];6;2)" office:value-type="string" office:string-value="A1" calcext:value-type="string">
            <text:p>A1</text:p>
          </table:table-cell>
          <table:table-cell table:formula="of:=HEX2DEC([.E179])" office:value-type="float" office:value="200" calcext:value-type="float">
            <text:p>200</text:p>
          </table:table-cell>
          <table:table-cell table:formula="of:=HEX2DEC([.F179])" office:value-type="float" office:value="161" calcext:value-type="float">
            <text:p>161</text:p>
          </table:table-cell>
        </table:table-row>
        <table:table-row table:style-name="ro1" table:visibility="filter">
          <table:table-cell office:value-type="string" calcext:value-type="string">
            <text:p>VOICES</text:p>
          </table:table-cell>
          <table:table-cell office:value-type="string" calcext:value-type="string">
            <text:p>VO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A0</text:p>
          </table:table-cell>
          <table:table-cell table:formula="of:=MID([.D180];2;2)" office:value-type="string" office:string-value="C8" calcext:value-type="string">
            <text:p>C8</text:p>
          </table:table-cell>
          <table:table-cell table:formula="of:=MID([.D180];6;2)" office:value-type="string" office:string-value="A0" calcext:value-type="string">
            <text:p>A0</text:p>
          </table:table-cell>
          <table:table-cell table:formula="of:=HEX2DEC([.E180])" office:value-type="float" office:value="200" calcext:value-type="float">
            <text:p>200</text:p>
          </table:table-cell>
          <table:table-cell table:formula="of:=HEX2DEC([.F180])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VPOS</text:p>
          </table:table-cell>
          <table:table-cell office:value-type="string" calcext:value-type="string">
            <text:p>VP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BC</text:p>
          </table:table-cell>
          <table:table-cell table:formula="of:=MID([.D181];2;2)" office:value-type="string" office:string-value="BC" calcext:value-type="string">
            <text:p>BC</text:p>
          </table:table-cell>
          <table:table-cell table:formula="of:=MID([.D181];6;2)">
            <text:p/>
          </table:table-cell>
          <table:table-cell table:formula="of:=HEX2DEC([.E181])" office:value-type="float" office:value="188" calcext:value-type="float">
            <text:p>188</text:p>
          </table:table-cell>
          <table:table-cell table:formula="of:=HEX2DEC([.F181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AIT</text:p>
          </table:table-cell>
          <table:table-cell office:value-type="string" calcext:value-type="string">
            <text:p>WA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96</text:p>
          </table:table-cell>
          <table:table-cell table:formula="of:=MID([.D182];2;2)" office:value-type="string" office:string-value="C8" calcext:value-type="string">
            <text:p>C8</text:p>
          </table:table-cell>
          <table:table-cell table:formula="of:=MID([.D182];6;2)" office:value-type="string" office:string-value="96" calcext:value-type="string">
            <text:p>96</text:p>
          </table:table-cell>
          <table:table-cell table:formula="of:=HEX2DEC([.E182])" office:value-type="float" office:value="200" calcext:value-type="float">
            <text:p>200</text:p>
          </table:table-cell>
          <table:table-cell table:formula="of:=HEX2DEC([.F182])" office:value-type="float" office:value="150" calcext:value-type="float">
            <text:p>15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WH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9</text:p>
          </table:table-cell>
          <table:table-cell table:formula="of:=MID([.D183];2;2)" office:value-type="string" office:string-value="C9" calcext:value-type="string">
            <text:p>C9</text:p>
          </table:table-cell>
          <table:table-cell table:formula="of:=MID([.D183];6;2)">
            <text:p/>
          </table:table-cell>
          <table:table-cell table:formula="of:=HEX2DEC([.E183])" office:value-type="float" office:value="201" calcext:value-type="float">
            <text:p>201</text:p>
          </table:table-cell>
          <table:table-cell table:formula="of:=HEX2DEC([.F183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HILE</text:p>
          </table:table-cell>
          <table:table-cell office:value-type="string" calcext:value-type="string">
            <text:p>W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C8 &amp;95</text:p>
          </table:table-cell>
          <table:table-cell table:formula="of:=MID([.D184];2;2)" office:value-type="string" office:string-value="C8" calcext:value-type="string">
            <text:p>C8</text:p>
          </table:table-cell>
          <table:table-cell table:formula="of:=MID([.D184];6;2)" office:value-type="string" office:string-value="95" calcext:value-type="string">
            <text:p>95</text:p>
          </table:table-cell>
          <table:table-cell table:formula="of:=HEX2DEC([.E184])" office:value-type="float" office:value="200" calcext:value-type="float">
            <text:p>200</text:p>
          </table:table-cell>
          <table:table-cell table:formula="of:=HEX2DEC([.F184])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WI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FE</text:p>
          </table:table-cell>
          <table:table-cell table:formula="of:=MID([.D185];2;2)" office:value-type="string" office:string-value="FE" calcext:value-type="string">
            <text:p>FE</text:p>
          </table:table-cell>
          <table:table-cell table:formula="of:=MID([.D185];6;2)">
            <text:p/>
          </table:table-cell>
          <table:table-cell table:formula="of:=HEX2DEC([.E185])" office:value-type="float" office:value="254" calcext:value-type="float">
            <text:p>254</text:p>
          </table:table-cell>
          <table:table-cell table:formula="of:=HEX2DEC([.F185])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UM</text:p>
          </table:table-cell>
          <table:table-cell office:value-type="float" office:value="198" calcext:value-type="float">
            <text:p>19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UMLEN</text:p>
          </table:table-cell>
          <table:table-cell office:value-type="float" office:value="198" calcext:value-type="float">
            <text:p>19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EAT</text:p>
          </table:table-cell>
          <table:table-cell office:value-type="float" office:value="198" calcext:value-type="float">
            <text:p>19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199" calcext:value-type="float">
            <text:p>19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AUTO</text:p>
          </table:table-cell>
          <table:table-cell office:value-type="float" office:value="199" calcext:value-type="float">
            <text:p>19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RUNCH</text:p>
          </table:table-cell>
          <table:table-cell office:value-type="float" office:value="199" calcext:value-type="float">
            <text:p>19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199" calcext:value-type="float">
            <text:p>19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DIT</text:p>
          </table:table-cell>
          <table:table-cell office:value-type="float" office:value="199" calcext:value-type="float">
            <text:p>19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DITO</text:p>
          </table:table-cell>
          <table:table-cell office:value-type="float" office:value="199" calcext:value-type="float">
            <text:p>19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float" office:value="199" calcext:value-type="float">
            <text:p>19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199" calcext:value-type="float">
            <text:p>19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LISTO</text:p>
          </table:table-cell>
          <table:table-cell office:value-type="float" office:value="199" calcext:value-type="float">
            <text:p>19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LVAR</text:p>
          </table:table-cell>
          <table:table-cell office:value-type="float" office:value="199" calcext:value-type="float">
            <text:p>19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199" calcext:value-type="float">
            <text:p>19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float" office:value="199" calcext:value-type="float">
            <text:p>19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RENUMBER</text:p>
          </table:table-cell>
          <table:table-cell office:value-type="float" office:value="199" calcext:value-type="float">
            <text:p>19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TEXTLOAD</text:p>
          </table:table-cell>
          <table:table-cell office:value-type="float" office:value="199" calcext:value-type="float">
            <text:p>19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TEXTSAVE</text:p>
          </table:table-cell>
          <table:table-cell office:value-type="float" office:value="199" calcext:value-type="float">
            <text:p>19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TWIN</text:p>
          </table:table-cell>
          <table:table-cell office:value-type="float" office:value="199" calcext:value-type="float">
            <text:p>19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TWINO</text:p>
          </table:table-cell>
          <table:table-cell office:value-type="float" office:value="199" calcext:value-type="float">
            <text:p>19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office:value-type="float" office:value="199" calcext:value-type="float">
            <text:p>199</text:p>
          </table:table-cell>
          <table:table-cell table:formula="of:#ERR502!" office:value-type="string" office:string-value="" calcext:value-type="error">
            <text:p>Err:502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float" office:value="200" calcext:value-type="float">
            <text:p>2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IRCLE</text:p>
          </table:table-cell>
          <table:table-cell office:value-type="float" office:value="200" calcext:value-type="float">
            <text:p>2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FILL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ORIGIN</text:p>
          </table:table-cell>
          <table:table-cell office:value-type="float" office:value="200" calcext:value-type="float">
            <text:p>2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RECTANGLE</text:p>
          </table:table-cell>
          <table:table-cell office:value-type="float" office:value="200" calcext:value-type="float">
            <text:p>2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00" calcext:value-type="float">
            <text:p>2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WHILE</text:p>
          </table:table-cell>
          <table:table-cell office:value-type="float" office:value="200" calcext:value-type="float">
            <text:p>2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QUIT</text:p>
          </table:table-cell>
          <table:table-cell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float" office:value="200" calcext:value-type="float">
            <text:p>2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200" calcext:value-type="float">
            <text:p>2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LIBRARY</text:p>
          </table:table-cell>
          <table:table-cell office:value-type="float" office:value="200" calcext:value-type="float">
            <text:p>2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ELLIPSE</text:p>
          </table:table-cell>
          <table:table-cell office:value-type="float" office:value="200" calcext:value-type="float">
            <text:p>2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BEATS</text:p>
          </table:table-cell>
          <table:table-cell office:value-type="float" office:value="200" calcext:value-type="float">
            <text:p>2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200" calcext:value-type="float">
            <text:p>2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VOICES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float" office:value="200" calcext:value-type="float">
            <text:p>2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STEREO</text:p>
          </table:table-cell>
          <table:table-cell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OVERLAY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</table:table-row>
      </table:table>
      <table:named-expressions/>
      <table:database-ranges>
        <table:database-range table:name="__Anonymous_Sheet_DB__0" table:target-range-address="Sheet1.A1:Sheet1.H185" table:display-filter-buttons="true">
          <table:filter>
            <table:filter-and>
              <table:filter-condition table:value="" table:operator="=" table:field-number="2">
                <table:filter-set-item table:value=""/>
                <table:filter-set-item table:value="1,V"/>
                <table:filter-set-item table:value="I"/>
                <table:filter-set-item table:value="I,IV"/>
                <table:filter-set-item table:value="I,IV,V"/>
                <table:filter-set-item table:value="I,V"/>
                <table:filter-set-item table:value="II"/>
                <table:filter-set-item table:value="IV"/>
              </table:filter-condition>
            </table:filter-and>
          </table:filter>
        </table:database-range>
        <table:database-range table:name="__Anonymous_Sheet_DB__1" table:target-range-address="Sheet2.A1:Sheet2.C44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 Rowland</meta:initial-creator>
    <meta:creation-date>2022-08-25T22:45:36.433000000</meta:creation-date>
    <dc:date>2023-06-13T12:44:37.196000000</dc:date>
    <dc:creator>A Rowland</dc:creator>
    <meta:editing-duration>PT5H22M20S</meta:editing-duration>
    <meta:editing-cycles>9</meta:editing-cycles>
    <meta:generator>LibreOffice/7.4.7.2$Windows_X86_64 LibreOffice_project/723314e595e8007d3cf785c16538505a1c878ca5</meta:generator>
    <meta:document-statistic meta:table-count="2" meta:cell-count="1592" meta:object-count="0"/>
  </office:meta>
</office:document-meta>
</file>